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BC00000028D490216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09in"/>
    </style:style>
    <style:style style:name="co2" style:family="table-column">
      <style:table-column-properties fo:break-before="auto" style:column-width="1.0244in"/>
    </style:style>
    <style:style style:name="co3" style:family="table-column">
      <style:table-column-properties fo:break-before="auto" style:column-width="0.6984in"/>
    </style:style>
    <style:style style:name="co4" style:family="table-column">
      <style:table-column-properties fo:break-before="auto" style:column-width="0.5945in"/>
    </style:style>
    <style:style style:name="co5" style:family="table-column">
      <style:table-column-properties fo:break-before="auto" style:column-width="0.572in"/>
    </style:style>
    <style:style style:name="co6" style:family="table-column">
      <style:table-column-properties fo:break-before="auto" style:column-width="0.3634in"/>
    </style:style>
    <style:style style:name="co7" style:family="table-column">
      <style:table-column-properties fo:break-before="auto" style:column-width="0.4516in"/>
    </style:style>
    <style:style style:name="co8" style:family="table-column">
      <style:table-column-properties fo:break-before="auto" style:column-width="0.2752in"/>
    </style:style>
    <style:style style:name="co9" style:family="table-column">
      <style:table-column-properties fo:break-before="auto" style:column-width="0.2091in"/>
    </style:style>
    <style:style style:name="co10" style:family="table-column">
      <style:table-column-properties fo:break-before="auto" style:column-width="0.0402in"/>
    </style:style>
    <style:style style:name="co11" style:family="table-column">
      <style:table-column-properties fo:break-before="auto" style:column-width="0.7047in"/>
    </style:style>
    <style:style style:name="co1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1252in" fo:break-before="auto" style:use-optimal-row-height="false"/>
    </style:style>
    <style:style style:name="ro5" style:family="table-row">
      <style:table-row-properties style:row-height="0.4244in" fo:break-before="auto" style:use-optimal-row-height="true"/>
    </style:style>
    <style:style style:name="ro6" style:family="table-row">
      <style:table-row-properties style:row-height="0.2898in" fo:break-before="auto" style:use-optimal-row-height="true"/>
    </style:style>
    <style:style style:name="ta1" style:family="table" style:master-page-name="PageStyle_5f_GanttChar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346in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138in solid #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1"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glyph-orientation-vertical="0" fo:border-bottom="0.0138in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138in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data-style-name="N160">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data-style-name="N145">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data-style-name="N145">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style>
    <style:style style:name="ce28"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data-style-name="N145">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data-style-name="N145">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0346in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3" style:family="table-cell" style:parent-style-name="Default" style:data-style-name="N1">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 style:family="table-cell" style:parent-style-name="Default" style:data-style-name="N1">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6" style:family="table-cell" style:parent-style-name="Excel_5f_BuiltIn_5f_Percent">
      <style:table-cell-properties style:glyph-orientation-vertical="0" fo:border-bottom="0.0138in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Excel_5f_BuiltIn_5f_Percent">
      <style:table-cell-properties style:glyph-orientation-vertical="0" fo:border-bottom="0.0138in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9" style:family="table-cell" style:parent-style-name="Default" style:data-style-name="N1">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data-style-name="N1">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Excel_5f_BuiltIn_5f_Percent" style:data-style-name="N1">
      <style:table-cell-properties style:glyph-orientation-vertical="0" fo:border-bottom="0.0138in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Excel_5f_BuiltIn_5f_Percent" style:data-style-name="N1">
      <style:table-cell-properties style:glyph-orientation-vertical="0" fo:border-bottom="0.0138in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8" style:family="table-cell" style:parent-style-name="Default">
      <style:table-cell-properties style:glyph-orientation-vertical="0" fo:border-bottom="0.0346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2"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0.0138in solid #c0c0c0" style:direction="ltr" fo:border-right="0.0138in solid #c0c0c0" style:rotation-angle="9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4"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5" style:family="table-cell" style:parent-style-name="Default" style:data-style-name="N5116">
      <style:table-cell-properties fo:background-color="transparent"/>
      <style:text-properties fo:color="#ffffff"/>
    </style:style>
    <style:style style:name="ce56"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in" style:writing-mode="page"/>
    </style:style>
    <style:style style:name="ce57"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0.0138in solid #c0c0c0" style:rotation-angle="90" style:rotation-align="none" style:shrink-to-fit="false" fo:border-top="none" style:vertical-align="middle"/>
      <style:paragraph-properties fo:text-align="center" fo:margin-left="0in" style:writing-mode="page"/>
    </style:style>
    <style:style style:name="ce5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hidden" draw:color-mode="standard" draw:luminance="0%" draw:contrast="0%" draw:gamma="100%" draw:red="0%" draw:green="0%" draw:blue="0%" fo:clip="rect(0in, 0in, 0in, 0in)" draw:image-opacity="100%" style:mirror="none"/>
    </style:style>
    <style:style style:name="gr2" style:family="graphic">
      <style:graphic-properties fo:border="none #000000"/>
    </style:style>
    <style:style style:name="gr3" style:family="graphic">
      <style:graphic-properties draw:stroke="solid" svg:stroke-width="0.0102in" svg:stroke-color="#000000" draw:stroke-linejoin="miter" draw:fill="solid" draw:fill-color="#eaeaea" draw:textarea-horizontal-align="justify" draw:textarea-vertical-align="top" draw:auto-grow-height="false" fo:padding-top="0.022in" fo:padding-bottom="0.022in" fo:padding-left="0.022in" fo:padding-right="0.022in" fo:wrap-option="wrap" draw:shadow="hidden"/>
    </style:style>
    <style:style style:name="gr4" style:family="graphic">
      <style:graphic-properties draw:stroke="solid" svg:stroke-width="0.0102in" svg:stroke-color="#000000" draw:marker-start="Arrowheads_20_1" draw:marker-start-width="0.078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27">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number-columns-repeated="216" table:default-cell-style-name="Default"/>
        <table:table-column table:style-name="co10" table:number-columns-repeated="23" table:default-cell-style-name="ce2"/>
        <table:table-column table:style-name="co11" table:number-columns-repeated="6" table:default-cell-style-name="ce2"/>
        <table:table-row table:style-name="ro1">
          <table:table-cell table:style-name="ce1" office:value-type="string">
            <text:p>Gantt Chart</text:p>
          </table:table-cell>
          <table:table-cell table:style-name="ce9" table:number-columns-repeated="6"/>
          <table:table-cell table:style-name="ce38" table:number-columns-repeated="2"/>
          <table:table-cell table:style-name="ce43" office:value-type="string">
            <office:annotation draw:style-name="gr4" draw:text-style-name="P4" svg:width="5.1677in" svg:height="5.8992in" svg:x="5.0161in" svg:y="0.0185in" draw:caption-point-x="-0.1685in" draw:caption-point-y="-0.0146in">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1"/></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1"/></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1"/></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1"/></text:p>
              <text:p text:style-name="P4"><text:span text:style-name="T10"/></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1"/></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1"/></text:p>
              <text:p text:style-name="P4"><text:span text:style-name="T11">Somes states do not allow the limitation or exclusion of liability for incidental or consequential damages, so the above limitation may not apply to you.</text:span></text:p>
              <text:p text:style-name="P4"><text:span text:style-name="T11"/></text:p>
              <text:p text:style-name="P4"><text:span text:style-name="T11"/></text:p>
            </office:annotation>
            <text:p>© 2008 Vertex42 LLC</text:p>
          </table:table-cell>
          <table:table-cell table:style-name="ce45" office:value-type="float" office:value="0">
            <text:p>0</text:p>
          </table:table-cell>
          <table:table-cell table:number-columns-repeated="11"/>
          <table:table-cell>
            <draw:frame table:end-cell-address="GanttChart.BQ2" table:end-x="0.0169in" table:end-y="0.0008in" draw:z-index="3" draw:name="vertex42_logo_40px" draw:style-name="gr1" draw:text-style-name="P1" svg:width="1.8469in" svg:height="0.3008in" svg:x="0.0157in" svg:y="0.0106in">
              <draw:image xlink:href="Pictures/10000200000000BC00000028D4902161.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6" office:value-type="string">
            <text:p><text:span text:style-name="T15"><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Project Name]</text:p>
          </table:table-cell>
          <table:table-cell table:number-columns-repeated="255"/>
        </table:table-row>
        <table:table-row table:style-name="ro2">
          <table:table-cell table:style-name="Default" office:value-type="string">
            <text:p>[Company Name]</text:p>
          </table:table-cell>
          <table:table-cell table:number-columns-repeated="255"/>
        </table:table-row>
        <table:table-row table:style-name="ro2">
          <table:table-cell table:number-columns-repeated="256"/>
        </table:table-row>
        <table:table-row table:style-name="ro2">
          <table:table-cell/>
          <table:table-cell table:style-name="ce10" office:value-type="string">
            <text:p>Project Lead:</text:p>
          </table:table-cell>
          <table:table-cell table:style-name="ce15" office:value-type="string">
            <text:p>Mike LoVerme</text:p>
          </table:table-cell>
          <table:table-cell table:style-name="ce15"/>
          <table:table-cell table:style-name="ce25"/>
          <table:table-cell table:style-name="ce27" table:number-columns-repeated="2"/>
          <table:table-cell table:number-columns-repeated="249"/>
        </table:table-row>
        <table:table-row table:style-name="ro2">
          <table:table-cell/>
          <table:table-cell table:style-name="ce10" office:value-type="string">
            <text:p>Due Date:</text:p>
          </table:table-cell>
          <table:table-cell table:style-name="ce16" office:value-type="date" office:date-value="2010-05-05">
            <text:p>5/5/2010</text:p>
          </table:table-cell>
          <table:table-cell table:style-name="ce21" table:formula="of:=[.C7]" office:value-type="date" office:date-value="2010-05-05">
            <text:p>(Wed)</text:p>
          </table:table-cell>
          <table:table-cell table:style-name="ce26" office:value-type="string">
            <text:p>(vertical red line)</text:p>
          </table:table-cell>
          <table:table-cell table:style-name="ce27" table:number-columns-repeated="2"/>
          <table:table-cell table:number-columns-repeated="34"/>
          <table:table-cell>
            <draw:control table:end-cell-address="GanttChart.ED9" table:end-x="0.0122in" table:end-y="0.0114in" draw:z-index="0" draw:style-name="gr2" draw:text-style-name="P2" svg:width="3.6921in" svg:height="0.2035in" svg:x="0.0118in" svg:y="0.1634in" draw:control="control1"/>
          </table:table-cell>
          <table:table-cell table:number-columns-repeated="214"/>
        </table:table-row>
        <table:table-row table:style-name="ro2">
          <table:table-cell table:style-name="ce4" office:value-type="string">
            <text:p>[42]</text:p>
          </table:table-cell>
          <table:table-cell table:style-name="ce10" office:value-type="string">
            <text:p>Start Date:</text:p>
          </table:table-cell>
          <table:table-cell table:style-name="ce17" office:value-type="date" office:date-value="2010-01-19">
            <text:p>1/19/2010</text:p>
          </table:table-cell>
          <table:table-cell table:style-name="ce21" table:formula="of:=[.C8]" office:value-type="date" office:date-value="2010-01-19">
            <text:p>(Tue)</text:p>
          </table:table-cell>
          <table:table-cell table:style-name="ce27"/>
          <table:table-cell table:style-name="ce31"/>
          <table:table-cell table:style-name="ce27"/>
          <table:table-cell/>
          <table:table-cell table:style-name="ce27"/>
          <table:table-cell table:style-name="ce44" office:value-type="string">
            <text:p>First Day of Week (Sun=1):</text:p>
          </table:table-cell>
          <table:table-cell table:style-name="ce47" office:value-type="float" office:value="2">
            <text:p>2</text:p>
          </table:table-cell>
          <table:table-cell table:style-name="ce51" table:formula="of:=([.C8]-WEEKDAY([.C8];1)+[.K8])+7*[.K1]" office:value-type="date" office:date-value="2010-01-18">
            <text:p>1/18/2010</text:p>
          </table:table-cell>
          <table:table-cell table:style-name="ce55" table:formula="of:=[.L8]+1" office:value-type="date" office:date-value="2010-01-19">
            <text:p>1/19/2010</text:p>
          </table:table-cell>
          <table:table-cell table:style-name="ce55" table:formula="of:=[.M8]+1" office:value-type="date" office:date-value="2010-01-20">
            <text:p>1/20/2010</text:p>
          </table:table-cell>
          <table:table-cell table:style-name="ce55" table:formula="of:=[.N8]+1" office:value-type="date" office:date-value="2010-01-21">
            <text:p>1/21/2010</text:p>
          </table:table-cell>
          <table:table-cell table:style-name="ce55" table:formula="of:=[.O8]+1" office:value-type="date" office:date-value="2010-01-22">
            <text:p>1/22/2010</text:p>
          </table:table-cell>
          <table:table-cell table:style-name="ce55" table:formula="of:=[.P8]+1" office:value-type="date" office:date-value="2010-01-23">
            <text:p>1/23/2010</text:p>
          </table:table-cell>
          <table:table-cell table:style-name="ce55" table:formula="of:=[.Q8]+1" office:value-type="date" office:date-value="2010-01-24">
            <text:p>1/24/2010</text:p>
          </table:table-cell>
          <table:table-cell table:style-name="ce55" table:formula="of:=[.R8]+1" office:value-type="date" office:date-value="2010-01-25">
            <text:p>1/25/2010</text:p>
          </table:table-cell>
          <table:table-cell table:style-name="ce55" table:formula="of:=[.S8]+1" office:value-type="date" office:date-value="2010-01-26">
            <text:p>1/26/2010</text:p>
          </table:table-cell>
          <table:table-cell table:style-name="ce55" table:formula="of:=[.T8]+1" office:value-type="date" office:date-value="2010-01-27">
            <text:p>1/27/2010</text:p>
          </table:table-cell>
          <table:table-cell table:style-name="ce55" table:formula="of:=[.U8]+1" office:value-type="date" office:date-value="2010-01-28">
            <text:p>1/28/2010</text:p>
          </table:table-cell>
          <table:table-cell table:style-name="ce55" table:formula="of:=[.V8]+1" office:value-type="date" office:date-value="2010-01-29">
            <text:p>1/29/2010</text:p>
          </table:table-cell>
          <table:table-cell table:style-name="ce55" table:formula="of:=[.W8]+1" office:value-type="date" office:date-value="2010-01-30">
            <text:p>1/30/2010</text:p>
          </table:table-cell>
          <table:table-cell table:style-name="ce55" table:formula="of:=[.X8]+1" office:value-type="date" office:date-value="2010-01-31">
            <text:p>1/31/2010</text:p>
          </table:table-cell>
          <table:table-cell table:style-name="ce55" table:formula="of:=[.Y8]+1" office:value-type="date" office:date-value="2010-02-01">
            <text:p>2/1/2010</text:p>
          </table:table-cell>
          <table:table-cell table:style-name="ce55" table:formula="of:=[.Z8]+1" office:value-type="date" office:date-value="2010-02-02">
            <text:p>2/2/2010</text:p>
          </table:table-cell>
          <table:table-cell table:style-name="ce55" table:formula="of:=[.AA8]+1" office:value-type="date" office:date-value="2010-02-03">
            <text:p>2/3/2010</text:p>
          </table:table-cell>
          <table:table-cell table:style-name="ce55" table:formula="of:=[.AB8]+1" office:value-type="date" office:date-value="2010-02-04">
            <text:p>2/4/2010</text:p>
          </table:table-cell>
          <table:table-cell table:style-name="ce55" table:formula="of:=[.AC8]+1" office:value-type="date" office:date-value="2010-02-05">
            <text:p>2/5/2010</text:p>
          </table:table-cell>
          <table:table-cell table:style-name="ce55" table:formula="of:=[.AD8]+1" office:value-type="date" office:date-value="2010-02-06">
            <text:p>2/6/2010</text:p>
          </table:table-cell>
          <table:table-cell table:style-name="ce55" table:formula="of:=[.AE8]+1" office:value-type="date" office:date-value="2010-02-07">
            <text:p>2/7/2010</text:p>
          </table:table-cell>
          <table:table-cell table:style-name="ce55" table:formula="of:=[.AF8]+1" office:value-type="date" office:date-value="2010-02-08">
            <text:p>2/8/2010</text:p>
          </table:table-cell>
          <table:table-cell table:style-name="ce55" table:formula="of:=[.AG8]+1" office:value-type="date" office:date-value="2010-02-09">
            <text:p>2/9/2010</text:p>
          </table:table-cell>
          <table:table-cell table:style-name="ce55" table:formula="of:=[.AH8]+1" office:value-type="date" office:date-value="2010-02-10">
            <text:p>2/10/2010</text:p>
          </table:table-cell>
          <table:table-cell table:style-name="ce55" table:formula="of:=[.AI8]+1" office:value-type="date" office:date-value="2010-02-11">
            <text:p>2/11/2010</text:p>
          </table:table-cell>
          <table:table-cell table:style-name="ce55" table:formula="of:=[.AJ8]+1" office:value-type="date" office:date-value="2010-02-12">
            <text:p>2/12/2010</text:p>
          </table:table-cell>
          <table:table-cell table:style-name="ce55" table:formula="of:=[.AK8]+1" office:value-type="date" office:date-value="2010-02-13">
            <text:p>2/13/2010</text:p>
          </table:table-cell>
          <table:table-cell table:style-name="ce55" table:formula="of:=[.AL8]+1" office:value-type="date" office:date-value="2010-02-14">
            <text:p>2/14/2010</text:p>
          </table:table-cell>
          <table:table-cell table:style-name="ce55" table:formula="of:=[.AM8]+1" office:value-type="date" office:date-value="2010-02-15">
            <text:p>2/15/2010</text:p>
          </table:table-cell>
          <table:table-cell table:style-name="ce55" table:formula="of:=[.AN8]+1" office:value-type="date" office:date-value="2010-02-16">
            <text:p>2/16/2010</text:p>
          </table:table-cell>
          <table:table-cell table:style-name="ce55" table:formula="of:=[.AO8]+1" office:value-type="date" office:date-value="2010-02-17">
            <text:p>2/17/2010</text:p>
          </table:table-cell>
          <table:table-cell table:style-name="ce55" table:formula="of:=[.AP8]+1" office:value-type="date" office:date-value="2010-02-18">
            <text:p>2/18/2010</text:p>
          </table:table-cell>
          <table:table-cell table:style-name="ce55" table:formula="of:=[.AQ8]+1" office:value-type="date" office:date-value="2010-02-19">
            <text:p>2/19/2010</text:p>
          </table:table-cell>
          <table:table-cell table:style-name="ce55" table:formula="of:=[.AR8]+1" office:value-type="date" office:date-value="2010-02-20">
            <text:p>2/20/2010</text:p>
          </table:table-cell>
          <table:table-cell table:style-name="ce55" table:formula="of:=[.AS8]+1" office:value-type="date" office:date-value="2010-02-21">
            <text:p>2/21/2010</text:p>
          </table:table-cell>
          <table:table-cell table:style-name="ce55" table:formula="of:=[.AT8]+1" office:value-type="date" office:date-value="2010-02-22">
            <text:p>2/22/2010</text:p>
          </table:table-cell>
          <table:table-cell table:style-name="ce55" table:formula="of:=[.AU8]+1" office:value-type="date" office:date-value="2010-02-23">
            <text:p>2/23/2010</text:p>
          </table:table-cell>
          <table:table-cell table:style-name="ce55" table:formula="of:=[.AV8]+1" office:value-type="date" office:date-value="2010-02-24">
            <text:p>2/24/2010</text:p>
          </table:table-cell>
          <table:table-cell table:style-name="ce55" table:formula="of:=[.AW8]+1" office:value-type="date" office:date-value="2010-02-25">
            <text:p>2/25/2010</text:p>
          </table:table-cell>
          <table:table-cell table:style-name="ce55" table:formula="of:=[.AX8]+1" office:value-type="date" office:date-value="2010-02-26">
            <text:p>2/26/2010</text:p>
          </table:table-cell>
          <table:table-cell table:style-name="ce55" table:formula="of:=[.AY8]+1" office:value-type="date" office:date-value="2010-02-27">
            <text:p>2/27/2010</text:p>
          </table:table-cell>
          <table:table-cell table:style-name="ce55" table:formula="of:=[.AZ8]+1" office:value-type="date" office:date-value="2010-02-28">
            <text:p>2/28/2010</text:p>
          </table:table-cell>
          <table:table-cell table:style-name="ce55" table:formula="of:=[.BA8]+1" office:value-type="date" office:date-value="2010-03-01">
            <text:p>3/1/2010</text:p>
          </table:table-cell>
          <table:table-cell table:style-name="ce55" table:formula="of:=[.BB8]+1" office:value-type="date" office:date-value="2010-03-02">
            <text:p>3/2/2010</text:p>
          </table:table-cell>
          <table:table-cell table:style-name="ce55" table:formula="of:=[.BC8]+1" office:value-type="date" office:date-value="2010-03-03">
            <text:p>3/3/2010</text:p>
          </table:table-cell>
          <table:table-cell table:style-name="ce55" table:formula="of:=[.BD8]+1" office:value-type="date" office:date-value="2010-03-04">
            <text:p>3/4/2010</text:p>
          </table:table-cell>
          <table:table-cell table:style-name="ce55" table:formula="of:=[.BE8]+1" office:value-type="date" office:date-value="2010-03-05">
            <text:p>3/5/2010</text:p>
          </table:table-cell>
          <table:table-cell table:style-name="ce55" table:formula="of:=[.BF8]+1" office:value-type="date" office:date-value="2010-03-06">
            <text:p>3/6/2010</text:p>
          </table:table-cell>
          <table:table-cell table:style-name="ce55" table:formula="of:=[.BG8]+1" office:value-type="date" office:date-value="2010-03-07">
            <text:p>3/7/2010</text:p>
          </table:table-cell>
          <table:table-cell table:style-name="ce55" table:formula="of:=[.BH8]+1" office:value-type="date" office:date-value="2010-03-08">
            <text:p>3/8/2010</text:p>
          </table:table-cell>
          <table:table-cell table:style-name="ce55" table:formula="of:=[.BI8]+1" office:value-type="date" office:date-value="2010-03-09">
            <text:p>3/9/2010</text:p>
          </table:table-cell>
          <table:table-cell table:style-name="ce55" table:formula="of:=[.BJ8]+1" office:value-type="date" office:date-value="2010-03-10">
            <text:p>3/10/2010</text:p>
          </table:table-cell>
          <table:table-cell table:style-name="ce55" table:formula="of:=[.BK8]+1" office:value-type="date" office:date-value="2010-03-11">
            <text:p>3/11/2010</text:p>
          </table:table-cell>
          <table:table-cell table:style-name="ce55" table:formula="of:=[.BL8]+1" office:value-type="date" office:date-value="2010-03-12">
            <text:p>3/12/2010</text:p>
          </table:table-cell>
          <table:table-cell table:style-name="ce55" table:formula="of:=[.BM8]+1" office:value-type="date" office:date-value="2010-03-13">
            <text:p>3/13/2010</text:p>
          </table:table-cell>
          <table:table-cell table:style-name="ce55" table:formula="of:=[.BN8]+1" office:value-type="date" office:date-value="2010-03-14">
            <text:p>3/14/2010</text:p>
          </table:table-cell>
          <table:table-cell table:style-name="ce55" table:formula="of:=[.BO8]+1" office:value-type="date" office:date-value="2010-03-15">
            <text:p>3/15/2010</text:p>
          </table:table-cell>
          <table:table-cell table:style-name="ce55" table:formula="of:=[.BP8]+1" office:value-type="date" office:date-value="2010-03-16">
            <text:p>3/16/2010</text:p>
          </table:table-cell>
          <table:table-cell table:style-name="ce55" table:formula="of:=[.BQ8]+1" office:value-type="date" office:date-value="2010-03-17">
            <text:p>3/17/2010</text:p>
          </table:table-cell>
          <table:table-cell table:style-name="ce55" table:formula="of:=[.BR8]+1" office:value-type="date" office:date-value="2010-03-18">
            <text:p>3/18/2010</text:p>
          </table:table-cell>
          <table:table-cell table:style-name="ce55" table:formula="of:=[.BS8]+1" office:value-type="date" office:date-value="2010-03-19">
            <text:p>3/19/2010</text:p>
          </table:table-cell>
          <table:table-cell table:style-name="ce55" table:formula="of:=[.BT8]+1" office:value-type="date" office:date-value="2010-03-20">
            <text:p>3/20/2010</text:p>
          </table:table-cell>
          <table:table-cell table:style-name="ce55" table:formula="of:=[.BU8]+1" office:value-type="date" office:date-value="2010-03-21">
            <text:p>3/21/2010</text:p>
          </table:table-cell>
          <table:table-cell table:style-name="ce55" table:formula="of:=[.BV8]+1" office:value-type="date" office:date-value="2010-03-22">
            <text:p>3/22/2010</text:p>
          </table:table-cell>
          <table:table-cell table:style-name="ce55" table:formula="of:=[.BW8]+1" office:value-type="date" office:date-value="2010-03-23">
            <text:p>3/23/2010</text:p>
          </table:table-cell>
          <table:table-cell table:style-name="ce55" table:formula="of:=[.BX8]+1" office:value-type="date" office:date-value="2010-03-24">
            <text:p>3/24/2010</text:p>
          </table:table-cell>
          <table:table-cell table:style-name="ce55" table:formula="of:=[.BY8]+1" office:value-type="date" office:date-value="2010-03-25">
            <text:p>3/25/2010</text:p>
          </table:table-cell>
          <table:table-cell table:style-name="ce55" table:formula="of:=[.BZ8]+1" office:value-type="date" office:date-value="2010-03-26">
            <text:p>3/26/2010</text:p>
          </table:table-cell>
          <table:table-cell table:style-name="ce55" table:formula="of:=[.CA8]+1" office:value-type="date" office:date-value="2010-03-27">
            <text:p>3/27/2010</text:p>
          </table:table-cell>
          <table:table-cell table:style-name="ce55" table:formula="of:=[.CB8]+1" office:value-type="date" office:date-value="2010-03-28">
            <text:p>3/28/2010</text:p>
          </table:table-cell>
          <table:table-cell table:style-name="ce55" table:formula="of:=[.CC8]+1" office:value-type="date" office:date-value="2010-03-29">
            <text:p>3/29/2010</text:p>
          </table:table-cell>
          <table:table-cell table:style-name="ce55" table:formula="of:=[.CD8]+1" office:value-type="date" office:date-value="2010-03-30">
            <text:p>3/30/2010</text:p>
          </table:table-cell>
          <table:table-cell table:style-name="ce55" table:formula="of:=[.CE8]+1" office:value-type="date" office:date-value="2010-03-31">
            <text:p>3/31/2010</text:p>
          </table:table-cell>
          <table:table-cell table:style-name="ce55" table:formula="of:=[.CF8]+1" office:value-type="date" office:date-value="2010-04-01">
            <text:p>4/1/2010</text:p>
          </table:table-cell>
          <table:table-cell table:style-name="ce55" table:formula="of:=[.CG8]+1" office:value-type="date" office:date-value="2010-04-02">
            <text:p>4/2/2010</text:p>
          </table:table-cell>
          <table:table-cell table:style-name="ce55" table:formula="of:=[.CH8]+1" office:value-type="date" office:date-value="2010-04-03">
            <text:p>4/3/2010</text:p>
          </table:table-cell>
          <table:table-cell table:style-name="ce55" table:formula="of:=[.CI8]+1" office:value-type="date" office:date-value="2010-04-04">
            <text:p>4/4/2010</text:p>
          </table:table-cell>
          <table:table-cell table:style-name="ce55" table:formula="of:=[.CJ8]+1" office:value-type="date" office:date-value="2010-04-05">
            <text:p>4/5/2010</text:p>
          </table:table-cell>
          <table:table-cell table:style-name="ce55" table:formula="of:=[.CK8]+1" office:value-type="date" office:date-value="2010-04-06">
            <text:p>4/6/2010</text:p>
          </table:table-cell>
          <table:table-cell table:style-name="ce55" table:formula="of:=[.CL8]+1" office:value-type="date" office:date-value="2010-04-07">
            <text:p>4/7/2010</text:p>
          </table:table-cell>
          <table:table-cell table:style-name="ce55" table:formula="of:=[.CM8]+1" office:value-type="date" office:date-value="2010-04-08">
            <text:p>4/8/2010</text:p>
          </table:table-cell>
          <table:table-cell table:style-name="ce55" table:formula="of:=[.CN8]+1" office:value-type="date" office:date-value="2010-04-09">
            <text:p>4/9/2010</text:p>
          </table:table-cell>
          <table:table-cell table:style-name="ce55" table:formula="of:=[.CO8]+1" office:value-type="date" office:date-value="2010-04-10">
            <text:p>4/10/2010</text:p>
          </table:table-cell>
          <table:table-cell table:style-name="ce55" table:formula="of:=[.CP8]+1" office:value-type="date" office:date-value="2010-04-11">
            <text:p>4/11/2010</text:p>
          </table:table-cell>
          <table:table-cell table:style-name="ce55" table:formula="of:=[.CQ8]+1" office:value-type="date" office:date-value="2010-04-12">
            <text:p>4/12/2010</text:p>
          </table:table-cell>
          <table:table-cell table:style-name="ce55" table:formula="of:=[.CR8]+1" office:value-type="date" office:date-value="2010-04-13">
            <text:p>4/13/2010</text:p>
          </table:table-cell>
          <table:table-cell table:style-name="ce55" table:formula="of:=[.CS8]+1" office:value-type="date" office:date-value="2010-04-14">
            <text:p>4/14/2010</text:p>
          </table:table-cell>
          <table:table-cell table:style-name="ce55" table:formula="of:=[.CT8]+1" office:value-type="date" office:date-value="2010-04-15">
            <text:p>4/15/2010</text:p>
          </table:table-cell>
          <table:table-cell table:style-name="ce55" table:formula="of:=[.CU8]+1" office:value-type="date" office:date-value="2010-04-16">
            <text:p>4/16/2010</text:p>
          </table:table-cell>
          <table:table-cell table:style-name="ce55" table:formula="of:=[.CV8]+1" office:value-type="date" office:date-value="2010-04-17">
            <text:p>4/17/2010</text:p>
          </table:table-cell>
          <table:table-cell table:style-name="ce55" table:formula="of:=[.CW8]+1" office:value-type="date" office:date-value="2010-04-18">
            <text:p>4/18/2010</text:p>
          </table:table-cell>
          <table:table-cell table:style-name="ce55" table:formula="of:=[.CX8]+1" office:value-type="date" office:date-value="2010-04-19">
            <text:p>4/19/2010</text:p>
          </table:table-cell>
          <table:table-cell table:style-name="ce55" table:formula="of:=[.CY8]+1" office:value-type="date" office:date-value="2010-04-20">
            <text:p>4/20/2010</text:p>
          </table:table-cell>
          <table:table-cell table:style-name="ce55" table:formula="of:=[.CZ8]+1" office:value-type="date" office:date-value="2010-04-21">
            <text:p>4/21/2010</text:p>
          </table:table-cell>
          <table:table-cell table:style-name="ce55" table:formula="of:=[.DA8]+1" office:value-type="date" office:date-value="2010-04-22">
            <text:p>4/22/2010</text:p>
          </table:table-cell>
          <table:table-cell table:style-name="ce55" table:formula="of:=[.DB8]+1" office:value-type="date" office:date-value="2010-04-23">
            <text:p>4/23/2010</text:p>
          </table:table-cell>
          <table:table-cell table:style-name="ce55" table:formula="of:=[.DC8]+1" office:value-type="date" office:date-value="2010-04-24">
            <text:p>4/24/2010</text:p>
          </table:table-cell>
          <table:table-cell table:style-name="ce55" table:formula="of:=[.DD8]+1" office:value-type="date" office:date-value="2010-04-25">
            <text:p>4/25/2010</text:p>
          </table:table-cell>
          <table:table-cell table:style-name="ce55" table:formula="of:=[.DE8]+1" office:value-type="date" office:date-value="2010-04-26">
            <text:p>4/26/2010</text:p>
          </table:table-cell>
          <table:table-cell table:style-name="ce55" table:formula="of:=[.DF8]+1" office:value-type="date" office:date-value="2010-04-27">
            <text:p>4/27/2010</text:p>
          </table:table-cell>
          <table:table-cell table:style-name="ce55" table:formula="of:=[.DG8]+1" office:value-type="date" office:date-value="2010-04-28">
            <text:p>4/28/2010</text:p>
          </table:table-cell>
          <table:table-cell table:style-name="ce55" table:formula="of:=[.DH8]+1" office:value-type="date" office:date-value="2010-04-29">
            <text:p>4/29/2010</text:p>
          </table:table-cell>
          <table:table-cell table:style-name="ce55" table:formula="of:=[.DI8]+1" office:value-type="date" office:date-value="2010-04-30">
            <text:p>4/30/2010</text:p>
          </table:table-cell>
          <table:table-cell table:style-name="ce55" table:formula="of:=[.DJ8]+1" office:value-type="date" office:date-value="2010-05-01">
            <text:p>5/1/2010</text:p>
          </table:table-cell>
          <table:table-cell table:style-name="ce55" table:formula="of:=[.DK8]+1" office:value-type="date" office:date-value="2010-05-02">
            <text:p>5/2/2010</text:p>
          </table:table-cell>
          <table:table-cell table:style-name="ce55" table:formula="of:=[.DL8]+1" office:value-type="date" office:date-value="2010-05-03">
            <text:p>5/3/2010</text:p>
          </table:table-cell>
          <table:table-cell table:style-name="ce55" table:formula="of:=[.DM8]+1" office:value-type="date" office:date-value="2010-05-04">
            <text:p>5/4/2010</text:p>
          </table:table-cell>
          <table:table-cell table:style-name="ce55" table:formula="of:=[.DN8]+1" office:value-type="date" office:date-value="2010-05-05">
            <text:p>5/5/2010</text:p>
          </table:table-cell>
          <table:table-cell table:style-name="ce55" table:formula="of:=[.DO8]+1" office:value-type="date" office:date-value="2010-05-06">
            <text:p>5/6/2010</text:p>
          </table:table-cell>
          <table:table-cell table:style-name="ce55" table:formula="of:=[.DP8]+1" office:value-type="date" office:date-value="2010-05-07">
            <text:p>5/7/2010</text:p>
          </table:table-cell>
          <table:table-cell table:style-name="ce55" table:formula="of:=[.DQ8]+1" office:value-type="date" office:date-value="2010-05-08">
            <text:p>5/8/2010</text:p>
          </table:table-cell>
          <table:table-cell table:style-name="ce55" table:formula="of:=[.DR8]+1" office:value-type="date" office:date-value="2010-05-09">
            <text:p>5/9/2010</text:p>
          </table:table-cell>
          <table:table-cell table:style-name="ce55" table:formula="of:=[.DS8]+1" office:value-type="date" office:date-value="2010-05-10">
            <text:p>5/10/2010</text:p>
          </table:table-cell>
          <table:table-cell table:style-name="ce55" table:formula="of:=[.DT8]+1" office:value-type="date" office:date-value="2010-05-11">
            <text:p>5/11/2010</text:p>
          </table:table-cell>
          <table:table-cell table:style-name="ce55" table:formula="of:=[.DU8]+1" office:value-type="date" office:date-value="2010-05-12">
            <text:p>5/12/2010</text:p>
          </table:table-cell>
          <table:table-cell table:style-name="ce55" table:formula="of:=[.DV8]+1" office:value-type="date" office:date-value="2010-05-13">
            <text:p>5/13/2010</text:p>
          </table:table-cell>
          <table:table-cell table:style-name="ce55" table:formula="of:=[.DW8]+1" office:value-type="date" office:date-value="2010-05-14">
            <text:p>5/14/2010</text:p>
          </table:table-cell>
          <table:table-cell table:style-name="ce55" table:formula="of:=[.DX8]+1" office:value-type="date" office:date-value="2010-05-15">
            <text:p>5/15/2010</text:p>
          </table:table-cell>
          <table:table-cell table:style-name="ce55" table:formula="of:=[.DY8]+1" office:value-type="date" office:date-value="2010-05-16">
            <text:p>5/16/2010</text:p>
          </table:table-cell>
          <table:table-cell table:style-name="ce55" table:formula="of:=[.DZ8]+1" office:value-type="date" office:date-value="2010-05-17">
            <text:p>5/17/2010</text:p>
          </table:table-cell>
          <table:table-cell table:style-name="ce55" table:formula="of:=[.EA8]+1" office:value-type="date" office:date-value="2010-05-18">
            <text:p>5/18/2010</text:p>
          </table:table-cell>
          <table:table-cell table:style-name="ce55" table:formula="of:=[.EB8]+1" office:value-type="date" office:date-value="2010-05-19">
            <text:p>5/19/2010</text:p>
          </table:table-cell>
          <table:table-cell table:style-name="ce55" table:formula="of:=[.EC8]+1" office:value-type="date" office:date-value="2010-05-20">
            <text:p>5/20/2010</text:p>
          </table:table-cell>
          <table:table-cell table:style-name="ce55" table:formula="of:=[.ED8]+1" office:value-type="date" office:date-value="2010-05-21">
            <text:p>5/21/2010</text:p>
          </table:table-cell>
          <table:table-cell table:style-name="ce55" table:formula="of:=[.EE8]+1" office:value-type="date" office:date-value="2010-05-22">
            <text:p>5/22/2010</text:p>
          </table:table-cell>
          <table:table-cell table:style-name="ce55" table:formula="of:=[.EF8]+1" office:value-type="date" office:date-value="2010-05-23">
            <text:p>5/23/2010</text:p>
          </table:table-cell>
          <table:table-cell table:style-name="ce55" table:formula="of:=[.EG8]+1" office:value-type="date" office:date-value="2010-05-24">
            <text:p>5/24/2010</text:p>
          </table:table-cell>
          <table:table-cell table:style-name="ce55" table:formula="of:=[.EH8]+1" office:value-type="date" office:date-value="2010-05-25">
            <text:p>5/25/2010</text:p>
          </table:table-cell>
          <table:table-cell table:style-name="ce55" table:formula="of:=[.EI8]+1" office:value-type="date" office:date-value="2010-05-26">
            <text:p>5/26/2010</text:p>
          </table:table-cell>
          <table:table-cell table:style-name="ce55" table:formula="of:=[.EJ8]+1" office:value-type="date" office:date-value="2010-05-27">
            <text:p>5/27/2010</text:p>
          </table:table-cell>
          <table:table-cell table:style-name="ce55" table:formula="of:=[.EK8]+1" office:value-type="date" office:date-value="2010-05-28">
            <text:p>5/28/2010</text:p>
          </table:table-cell>
          <table:table-cell table:style-name="ce55" table:formula="of:=[.EL8]+1" office:value-type="date" office:date-value="2010-05-29">
            <text:p>5/29/2010</text:p>
          </table:table-cell>
          <table:table-cell table:style-name="ce55" table:formula="of:=[.EM8]+1" office:value-type="date" office:date-value="2010-05-30">
            <text:p>5/30/2010</text:p>
          </table:table-cell>
          <table:table-cell table:style-name="ce55" table:formula="of:=[.EN8]+1" office:value-type="date" office:date-value="2010-05-31">
            <text:p>5/31/2010</text:p>
          </table:table-cell>
          <table:table-cell table:style-name="ce55" table:formula="of:=[.EO8]+1" office:value-type="date" office:date-value="2010-06-01">
            <text:p>6/1/2010</text:p>
          </table:table-cell>
          <table:table-cell table:style-name="ce55" table:formula="of:=[.EP8]+1" office:value-type="date" office:date-value="2010-06-02">
            <text:p>6/2/2010</text:p>
          </table:table-cell>
          <table:table-cell table:style-name="ce55" table:formula="of:=[.EQ8]+1" office:value-type="date" office:date-value="2010-06-03">
            <text:p>6/3/2010</text:p>
          </table:table-cell>
          <table:table-cell table:style-name="ce55" table:formula="of:=[.ER8]+1" office:value-type="date" office:date-value="2010-06-04">
            <text:p>6/4/2010</text:p>
          </table:table-cell>
          <table:table-cell table:style-name="ce55" table:formula="of:=[.ES8]+1" office:value-type="date" office:date-value="2010-06-05">
            <text:p>6/5/2010</text:p>
          </table:table-cell>
          <table:table-cell table:style-name="ce55" table:formula="of:=[.ET8]+1" office:value-type="date" office:date-value="2010-06-06">
            <text:p>6/6/2010</text:p>
          </table:table-cell>
          <table:table-cell table:style-name="ce55" table:formula="of:=[.EU8]+1" office:value-type="date" office:date-value="2010-06-07">
            <text:p>6/7/2010</text:p>
          </table:table-cell>
          <table:table-cell table:style-name="ce55" table:formula="of:=[.EV8]+1" office:value-type="date" office:date-value="2010-06-08">
            <text:p>6/8/2010</text:p>
          </table:table-cell>
          <table:table-cell table:style-name="ce55" table:formula="of:=[.EW8]+1" office:value-type="date" office:date-value="2010-06-09">
            <text:p>6/9/2010</text:p>
          </table:table-cell>
          <table:table-cell table:style-name="ce55" table:formula="of:=[.EX8]+1" office:value-type="date" office:date-value="2010-06-10">
            <text:p>6/10/2010</text:p>
          </table:table-cell>
          <table:table-cell table:style-name="ce55" table:formula="of:=[.EY8]+1" office:value-type="date" office:date-value="2010-06-11">
            <text:p>6/11/2010</text:p>
          </table:table-cell>
          <table:table-cell table:style-name="ce55" table:formula="of:=[.EZ8]+1" office:value-type="date" office:date-value="2010-06-12">
            <text:p>6/12/2010</text:p>
          </table:table-cell>
          <table:table-cell table:style-name="ce55" table:formula="of:=[.FA8]+1" office:value-type="date" office:date-value="2010-06-13">
            <text:p>6/13/2010</text:p>
          </table:table-cell>
          <table:table-cell table:style-name="ce55" table:formula="of:=[.FB8]+1" office:value-type="date" office:date-value="2010-06-14">
            <text:p>6/14/2010</text:p>
          </table:table-cell>
          <table:table-cell table:style-name="ce55" table:formula="of:=[.FC8]+1" office:value-type="date" office:date-value="2010-06-15">
            <text:p>6/15/2010</text:p>
          </table:table-cell>
          <table:table-cell table:style-name="ce55" table:formula="of:=[.FD8]+1" office:value-type="date" office:date-value="2010-06-16">
            <text:p>6/16/2010</text:p>
          </table:table-cell>
          <table:table-cell table:style-name="ce55" table:formula="of:=[.FE8]+1" office:value-type="date" office:date-value="2010-06-17">
            <text:p>6/17/2010</text:p>
          </table:table-cell>
          <table:table-cell table:style-name="ce55" table:formula="of:=[.FF8]+1" office:value-type="date" office:date-value="2010-06-18">
            <text:p>6/18/2010</text:p>
          </table:table-cell>
          <table:table-cell table:style-name="ce55" table:formula="of:=[.FG8]+1" office:value-type="date" office:date-value="2010-06-19">
            <text:p>6/19/2010</text:p>
          </table:table-cell>
          <table:table-cell table:style-name="ce55" table:formula="of:=[.FH8]+1" office:value-type="date" office:date-value="2010-06-20">
            <text:p>6/20/2010</text:p>
          </table:table-cell>
          <table:table-cell table:style-name="ce55" table:formula="of:=[.FI8]+1" office:value-type="date" office:date-value="2010-06-21">
            <text:p>6/21/2010</text:p>
          </table:table-cell>
          <table:table-cell table:style-name="ce55" table:formula="of:=[.FJ8]+1" office:value-type="date" office:date-value="2010-06-22">
            <text:p>6/22/2010</text:p>
          </table:table-cell>
          <table:table-cell table:style-name="ce55" table:formula="of:=[.FK8]+1" office:value-type="date" office:date-value="2010-06-23">
            <text:p>6/23/2010</text:p>
          </table:table-cell>
          <table:table-cell table:style-name="ce55" table:formula="of:=[.FL8]+1" office:value-type="date" office:date-value="2010-06-24">
            <text:p>6/24/2010</text:p>
          </table:table-cell>
          <table:table-cell table:style-name="ce55" table:formula="of:=[.FM8]+1" office:value-type="date" office:date-value="2010-06-25">
            <text:p>6/25/2010</text:p>
          </table:table-cell>
          <table:table-cell table:style-name="ce55" table:formula="of:=[.FN8]+1" office:value-type="date" office:date-value="2010-06-26">
            <text:p>6/26/2010</text:p>
          </table:table-cell>
          <table:table-cell table:style-name="ce55" table:formula="of:=[.FO8]+1" office:value-type="date" office:date-value="2010-06-27">
            <text:p>6/27/2010</text:p>
          </table:table-cell>
          <table:table-cell table:style-name="ce55" table:formula="of:=[.FP8]+1" office:value-type="date" office:date-value="2010-06-28">
            <text:p>6/28/2010</text:p>
          </table:table-cell>
          <table:table-cell table:style-name="ce55" table:formula="of:=[.FQ8]+1" office:value-type="date" office:date-value="2010-06-29">
            <text:p>6/29/2010</text:p>
          </table:table-cell>
          <table:table-cell table:style-name="ce55" table:formula="of:=[.FR8]+1" office:value-type="date" office:date-value="2010-06-30">
            <text:p>6/30/2010</text:p>
          </table:table-cell>
          <table:table-cell table:style-name="ce55" table:formula="of:=[.FS8]+1" office:value-type="date" office:date-value="2010-07-01">
            <text:p>7/1/2010</text:p>
          </table:table-cell>
          <table:table-cell table:style-name="ce55" table:formula="of:=[.FT8]+1" office:value-type="date" office:date-value="2010-07-02">
            <text:p>7/2/2010</text:p>
          </table:table-cell>
          <table:table-cell table:style-name="ce55" table:formula="of:=[.FU8]+1" office:value-type="date" office:date-value="2010-07-03">
            <text:p>7/3/2010</text:p>
          </table:table-cell>
          <table:table-cell table:style-name="ce55" table:formula="of:=[.FV8]+1" office:value-type="date" office:date-value="2010-07-04">
            <text:p>7/4/2010</text:p>
          </table:table-cell>
          <table:table-cell table:style-name="ce55" table:formula="of:=[.FW8]+1" office:value-type="date" office:date-value="2010-07-05">
            <text:p>7/5/2010</text:p>
          </table:table-cell>
          <table:table-cell table:style-name="ce55" table:formula="of:=[.FX8]+1" office:value-type="date" office:date-value="2010-07-06">
            <text:p>7/6/2010</text:p>
          </table:table-cell>
          <table:table-cell table:style-name="ce55" table:formula="of:=[.FY8]+1" office:value-type="date" office:date-value="2010-07-07">
            <text:p>7/7/2010</text:p>
          </table:table-cell>
          <table:table-cell table:style-name="ce55" table:formula="of:=[.FZ8]+1" office:value-type="date" office:date-value="2010-07-08">
            <text:p>7/8/2010</text:p>
          </table:table-cell>
          <table:table-cell table:style-name="ce55" table:formula="of:=[.GA8]+1" office:value-type="date" office:date-value="2010-07-09">
            <text:p>7/9/2010</text:p>
          </table:table-cell>
          <table:table-cell table:style-name="ce55" table:formula="of:=[.GB8]+1" office:value-type="date" office:date-value="2010-07-10">
            <text:p>7/10/2010</text:p>
          </table:table-cell>
          <table:table-cell table:style-name="ce55" table:formula="of:=[.GC8]+1" office:value-type="date" office:date-value="2010-07-11">
            <text:p>7/11/2010</text:p>
          </table:table-cell>
          <table:table-cell table:style-name="ce55" table:formula="of:=[.GD8]+1" office:value-type="date" office:date-value="2010-07-12">
            <text:p>7/12/2010</text:p>
          </table:table-cell>
          <table:table-cell table:style-name="ce55" table:formula="of:=[.GE8]+1" office:value-type="date" office:date-value="2010-07-13">
            <text:p>7/13/2010</text:p>
          </table:table-cell>
          <table:table-cell table:style-name="ce55" table:formula="of:=[.GF8]+1" office:value-type="date" office:date-value="2010-07-14">
            <text:p>7/14/2010</text:p>
          </table:table-cell>
          <table:table-cell table:style-name="ce55" table:formula="of:=[.GG8]+1" office:value-type="date" office:date-value="2010-07-15">
            <text:p>7/15/2010</text:p>
          </table:table-cell>
          <table:table-cell table:style-name="ce55" table:formula="of:=[.GH8]+1" office:value-type="date" office:date-value="2010-07-16">
            <text:p>7/16/2010</text:p>
          </table:table-cell>
          <table:table-cell table:style-name="ce55" table:formula="of:=[.GI8]+1" office:value-type="date" office:date-value="2010-07-17">
            <text:p>7/17/2010</text:p>
          </table:table-cell>
          <table:table-cell table:style-name="ce55" table:formula="of:=[.GJ8]+1" office:value-type="date" office:date-value="2010-07-18">
            <text:p>7/18/2010</text:p>
          </table:table-cell>
          <table:table-cell table:style-name="ce55" table:formula="of:=[.GK8]+1" office:value-type="date" office:date-value="2010-07-19">
            <text:p>7/19/2010</text:p>
          </table:table-cell>
          <table:table-cell table:style-name="ce55" table:formula="of:=[.GL8]+1" office:value-type="date" office:date-value="2010-07-20">
            <text:p>7/20/2010</text:p>
          </table:table-cell>
          <table:table-cell table:style-name="ce55" table:formula="of:=[.GM8]+1" office:value-type="date" office:date-value="2010-07-21">
            <text:p>7/21/2010</text:p>
          </table:table-cell>
          <table:table-cell table:style-name="ce55" table:formula="of:=[.GN8]+1" office:value-type="date" office:date-value="2010-07-22">
            <text:p>7/22/2010</text:p>
          </table:table-cell>
          <table:table-cell table:style-name="ce55" table:formula="of:=[.GO8]+1" office:value-type="date" office:date-value="2010-07-23">
            <text:p>7/23/2010</text:p>
          </table:table-cell>
          <table:table-cell table:style-name="ce55" table:formula="of:=[.GP8]+1" office:value-type="date" office:date-value="2010-07-24">
            <text:p>7/24/2010</text:p>
          </table:table-cell>
          <table:table-cell table:style-name="ce55" table:formula="of:=[.GQ8]+1" office:value-type="date" office:date-value="2010-07-25">
            <text:p>7/25/2010</text:p>
          </table:table-cell>
          <table:table-cell table:style-name="ce55" table:formula="of:=[.GR8]+1" office:value-type="date" office:date-value="2010-07-26">
            <text:p>7/26/2010</text:p>
          </table:table-cell>
          <table:table-cell table:style-name="ce55" table:formula="of:=[.GS8]+1" office:value-type="date" office:date-value="2010-07-27">
            <text:p>7/27/2010</text:p>
          </table:table-cell>
          <table:table-cell table:style-name="ce55" table:formula="of:=[.GT8]+1" office:value-type="date" office:date-value="2010-07-28">
            <text:p>7/28/2010</text:p>
          </table:table-cell>
          <table:table-cell table:style-name="ce55" table:formula="of:=[.GU8]+1" office:value-type="date" office:date-value="2010-07-29">
            <text:p>7/29/2010</text:p>
          </table:table-cell>
          <table:table-cell table:style-name="ce55" table:formula="of:=[.GV8]+1" office:value-type="date" office:date-value="2010-07-30">
            <text:p>7/30/2010</text:p>
          </table:table-cell>
          <table:table-cell table:style-name="ce55" table:formula="of:=[.GW8]+1" office:value-type="date" office:date-value="2010-07-31">
            <text:p>7/31/2010</text:p>
          </table:table-cell>
          <table:table-cell table:style-name="ce55" table:formula="of:=[.GX8]+1" office:value-type="date" office:date-value="2010-08-01">
            <text:p>8/1/2010</text:p>
          </table:table-cell>
          <table:table-cell table:style-name="ce55" table:formula="of:=[.GY8]+1" office:value-type="date" office:date-value="2010-08-02">
            <text:p>8/2/2010</text:p>
          </table:table-cell>
          <table:table-cell table:style-name="ce55" table:formula="of:=[.GZ8]+1" office:value-type="date" office:date-value="2010-08-03">
            <text:p>8/3/2010</text:p>
          </table:table-cell>
          <table:table-cell table:style-name="ce55" table:formula="of:=[.HA8]+1" office:value-type="date" office:date-value="2010-08-04">
            <text:p>8/4/2010</text:p>
          </table:table-cell>
          <table:table-cell table:style-name="ce55" table:formula="of:=[.HB8]+1" office:value-type="date" office:date-value="2010-08-05">
            <text:p>8/5/2010</text:p>
          </table:table-cell>
          <table:table-cell table:style-name="ce55" table:formula="of:=[.HC8]+1" office:value-type="date" office:date-value="2010-08-06">
            <text:p>8/6/2010</text:p>
          </table:table-cell>
          <table:table-cell table:style-name="ce55" table:formula="of:=[.HD8]+1" office:value-type="date" office:date-value="2010-08-07">
            <text:p>8/7/2010</text:p>
          </table:table-cell>
          <table:table-cell table:style-name="ce55" table:formula="of:=[.HE8]+1" office:value-type="date" office:date-value="2010-08-08">
            <text:p>8/8/2010</text:p>
          </table:table-cell>
          <table:table-cell table:style-name="ce55" table:formula="of:=[.HF8]+1" office:value-type="date" office:date-value="2010-08-09">
            <text:p>8/9/2010</text:p>
          </table:table-cell>
          <table:table-cell table:style-name="ce55" table:formula="of:=[.HG8]+1" office:value-type="date" office:date-value="2010-08-10">
            <text:p>8/10/2010</text:p>
          </table:table-cell>
          <table:table-cell table:style-name="ce55" table:formula="of:=[.HH8]+1" office:value-type="date" office:date-value="2010-08-11">
            <text:p>8/11/2010</text:p>
          </table:table-cell>
          <table:table-cell table:style-name="ce55" table:formula="of:=[.HI8]+1" office:value-type="date" office:date-value="2010-08-12">
            <text:p>8/12/2010</text:p>
          </table:table-cell>
          <table:table-cell table:style-name="ce55" table:formula="of:=[.HJ8]+1" office:value-type="date" office:date-value="2010-08-13">
            <text:p>8/13/2010</text:p>
          </table:table-cell>
          <table:table-cell table:style-name="ce55" table:formula="of:=[.HK8]+1" office:value-type="date" office:date-value="2010-08-14">
            <text:p>8/14/2010</text:p>
          </table:table-cell>
          <table:table-cell table:style-name="ce55" table:formula="of:=[.HL8]+1" office:value-type="date" office:date-value="2010-08-15">
            <text:p>8/15/2010</text:p>
          </table:table-cell>
          <table:table-cell table:style-name="ce55" table:formula="of:=[.HM8]+1" office:value-type="date" office:date-value="2010-08-16">
            <text:p>8/16/2010</text:p>
          </table:table-cell>
          <table:table-cell table:style-name="ce55" table:formula="of:=[.HN8]+1" office:value-type="date" office:date-value="2010-08-17">
            <text:p>8/17/2010</text:p>
          </table:table-cell>
          <table:table-cell table:style-name="ce55" table:formula="of:=[.HO8]+1" office:value-type="date" office:date-value="2010-08-18">
            <text:p>8/18/2010</text:p>
          </table:table-cell>
          <table:table-cell table:style-name="ce55" table:formula="of:=[.HP8]+1" office:value-type="date" office:date-value="2010-08-19">
            <text:p>8/19/2010</text:p>
          </table:table-cell>
          <table:table-cell table:style-name="ce55" table:formula="of:=[.HQ8]+1" office:value-type="date" office:date-value="2010-08-20">
            <text:p>8/20/2010</text:p>
          </table:table-cell>
          <table:table-cell table:style-name="ce55" table:formula="of:=[.HR8]+1" office:value-type="date" office:date-value="2010-08-21">
            <text:p>8/21/2010</text:p>
          </table:table-cell>
          <table:table-cell table:style-name="ce55" table:formula="of:=[.HS8]+1" office:value-type="date" office:date-value="2010-08-22">
            <text:p>8/22/2010</text:p>
          </table:table-cell>
          <table:table-cell table:style-name="ce55" table:formula="of:=[.HT8]+1" office:value-type="date" office:date-value="2010-08-23">
            <text:p>8/23/2010</text:p>
          </table:table-cell>
          <table:table-cell table:style-name="ce55" table:formula="of:=[.HU8]+1" office:value-type="date" office:date-value="2010-08-24">
            <text:p>8/24/2010</text:p>
          </table:table-cell>
          <table:table-cell table:style-name="ce55" table:formula="of:=[.HV8]+1" office:value-type="date" office:date-value="2010-08-25">
            <text:p>8/25/2010</text:p>
          </table:table-cell>
          <table:table-cell table:style-name="ce55" table:formula="of:=[.HW8]+1" office:value-type="date" office:date-value="2010-08-26">
            <text:p>8/26/2010</text:p>
          </table:table-cell>
          <table:table-cell table:style-name="ce55" table:formula="of:=[.HX8]+1" office:value-type="date" office:date-value="2010-08-27">
            <text:p>8/27/2010</text:p>
          </table:table-cell>
          <table:table-cell table:style-name="ce55" table:formula="of:=[.HY8]+1" office:value-type="date" office:date-value="2010-08-28">
            <text:p>8/28/2010</text:p>
          </table:table-cell>
          <table:table-cell table:style-name="ce55" table:formula="of:=[.HZ8]+1" office:value-type="date" office:date-value="2010-08-29">
            <text:p>8/29/2010</text:p>
          </table:table-cell>
          <table:table-cell table:style-name="ce55" table:formula="of:=[.IA8]+1" office:value-type="date" office:date-value="2010-08-30">
            <text:p>8/30/2010</text:p>
          </table:table-cell>
          <table:table-cell table:style-name="ce55" table:formula="of:=[.IB8]+1" office:value-type="date" office:date-value="2010-08-31">
            <text:p>8/31/2010</text:p>
          </table:table-cell>
          <table:table-cell table:style-name="ce55" table:formula="of:=[.IC8]+1" office:value-type="date" office:date-value="2010-09-01">
            <text:p>9/1/2010</text:p>
          </table:table-cell>
          <table:table-cell table:style-name="ce55" table:formula="of:=[.ID8]+1" office:value-type="date" office:date-value="2010-09-02">
            <text:p>9/2/2010</text:p>
          </table:table-cell>
          <table:table-cell table:style-name="ce55" table:formula="of:=[.IE8]+1" office:value-type="date" office:date-value="2010-09-03">
            <text:p>9/3/2010</text:p>
          </table:table-cell>
          <table:table-cell table:style-name="ce55" table:formula="of:=[.IF8]+1" office:value-type="date" office:date-value="2010-09-04">
            <text:p>9/4/2010</text:p>
          </table:table-cell>
          <table:table-cell table:style-name="ce55" table:formula="of:=[.IG8]+1" office:value-type="date" office:date-value="2010-09-05">
            <text:p>9/5/2010</text:p>
          </table:table-cell>
          <table:table-cell table:style-name="ce55" table:formula="of:=[.IH8]+1" office:value-type="date" office:date-value="2010-09-06">
            <text:p>9/6/2010</text:p>
          </table:table-cell>
          <table:table-cell table:style-name="ce55" table:formula="of:=[.II8]+1" office:value-type="date" office:date-value="2010-09-07">
            <text:p>9/7/2010</text:p>
          </table:table-cell>
          <table:table-cell table:style-name="ce55" table:formula="of:=[.IJ8]+1" office:value-type="date" office:date-value="2010-09-08">
            <text:p>9/8/2010</text:p>
          </table:table-cell>
          <table:table-cell table:style-name="ce55" table:formula="of:=[.IK8]+1" office:value-type="date" office:date-value="2010-09-09">
            <text:p>9/9/2010</text:p>
          </table:table-cell>
          <table:table-cell table:style-name="ce55" table:formula="of:=[.IL8]+1" office:value-type="date" office:date-value="2010-09-10">
            <text:p>9/10/2010</text:p>
          </table:table-cell>
          <table:table-cell table:style-name="ce55" table:formula="of:=[.IM8]+1" office:value-type="date" office:date-value="2010-09-11">
            <text:p>9/11/2010</text:p>
          </table:table-cell>
          <table:table-cell table:style-name="ce55" table:formula="of:=[.IN8]+1" office:value-type="date" office:date-value="2010-09-12">
            <text:p>9/12/2010</text:p>
          </table:table-cell>
          <table:table-cell table:number-columns-repeated="7"/>
        </table:table-row>
        <table:table-row table:style-name="ro4">
          <table:table-cell table:style-name="ce5" office:value-type="string">
            <office:annotation draw:style-name="gr4" draw:text-style-name="P4" svg:width="1.4846in" svg:height="1.0256in" svg:x="0.5039in" svg:y="2.4232in" draw:caption-point-x="-0.1685in" draw:caption-point-y="-0.8311in">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1" office:value-type="string">
            <text:p>Tasks</text:p>
          </table:table-cell>
          <table:table-cell table:style-name="ce18" office:value-type="string">
            <text:p>Task Lead</text:p>
          </table:table-cell>
          <table:table-cell table:style-name="ce22" office:value-type="string">
            <office:annotation draw:style-name="gr4" draw:text-style-name="P4" svg:width="2.1327in" svg:height="1.0343in" svg:x="3.087in" svg:y="2.4232in" draw:caption-point-x="-0.4429in" draw:caption-point-y="-0.8311in">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2" office:value-type="string">
            <office:annotation draw:style-name="gr4" draw:text-style-name="P4" svg:width="2.7992in" svg:height="1.0433in" svg:x="3.5803in" svg:y="2.4232in" draw:caption-point-x="-0.3661in" draw:caption-point-y="-0.8311in">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1"/></text:p>
            </office:annotation>
            <text:p>End</text:p>
          </table:table-cell>
          <table:table-cell table:style-name="ce32" office:value-type="string">
            <office:annotation draw:style-name="gr4" draw:text-style-name="P4" svg:width="2.9807in" svg:height="1.5091in" svg:x="3.8323in" svg:y="2.4232in" draw:caption-point-x="-0.2559in" draw:caption-point-y="-0.8311in">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1"/></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uration (Days)</text:p>
          </table:table-cell>
          <table:table-cell table:style-name="ce35" office:value-type="string">
            <office:annotation draw:style-name="gr4" draw:text-style-name="P4" svg:width="3.3102in" svg:height="1.4063in" svg:x="4.3807in" svg:y="2.1827in" draw:caption-point-x="-0.3547in" draw:caption-point-y="-0.5906in">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1"/></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Complete</text:p>
          </table:table-cell>
          <table:table-cell table:style-name="ce32" office:value-type="string">
            <office:annotation draw:style-name="gr4" draw:text-style-name="P4" svg:width="3.385in" svg:height="1.1752in" svg:x="4.4902in" svg:y="2.4232in" draw:caption-point-x="-0.1902in" draw:caption-point-y="-0.8311in">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4">Note: </text:span><text:span text:style-name="T11">If the start date is later changed, the number of working days may also change.</text:span></text:p>
            </office:annotation>
            <text:p>Working Days</text:p>
          </table:table-cell>
          <table:table-cell table:style-name="ce35" office:value-type="string">
            <office:annotation draw:style-name="gr4" draw:text-style-name="P4" svg:width="2.6327in" svg:height="0.8681in" svg:x="4.9067in" svg:y="2.4232in" draw:caption-point-x="-0.3327in" draw:caption-point-y="-0.8311in">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Days Complete</text:p>
          </table:table-cell>
          <table:table-cell table:style-name="ce35" office:value-type="string">
            <office:annotation draw:style-name="gr4" draw:text-style-name="P4" svg:width="2.5142in" svg:height="0.9425in" svg:x="4.7972in" svg:y="2.4232in" draw:caption-point-x="0.0504in" draw:caption-point-y="-0.8311in">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Days Remaining</text:p>
          </table:table-cell>
          <table:table-cell table:style-name="ce48"/>
          <table:table-cell table:style-name="ce52" table:formula="of:=[.L8]" office:value-type="date" office:date-value="2010-01-18" table:number-columns-spanned="7" table:number-rows-spanned="1">
            <text:p>18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S8]" office:value-type="date" office:date-value="2010-01-25" table:number-columns-spanned="7" table:number-rows-spanned="1">
            <text:p>25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Z8]" office:value-type="date" office:date-value="2010-02-01" table:number-columns-spanned="7" table:number-rows-spanned="1">
            <text:p>01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G8]" office:value-type="date" office:date-value="2010-02-08" table:number-columns-spanned="7" table:number-rows-spanned="1">
            <text:p>08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N8]" office:value-type="date" office:date-value="2010-02-15" table:number-columns-spanned="7" table:number-rows-spanned="1">
            <text:p>15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U8]" office:value-type="date" office:date-value="2010-02-22" table:number-columns-spanned="7" table:number-rows-spanned="1">
            <text:p>22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B8]" office:value-type="date" office:date-value="2010-03-01" table:number-columns-spanned="7" table:number-rows-spanned="1">
            <text:p>01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I8]" office:value-type="date" office:date-value="2010-03-08" table:number-columns-spanned="7" table:number-rows-spanned="1">
            <text:p>08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P8]" office:value-type="date" office:date-value="2010-03-15" table:number-columns-spanned="7" table:number-rows-spanned="1">
            <text:p>15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W8]" office:value-type="date" office:date-value="2010-03-22" table:number-columns-spanned="7" table:number-rows-spanned="1">
            <text:p>22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D8]" office:value-type="date" office:date-value="2010-03-29" table:number-columns-spanned="7" table:number-rows-spanned="1">
            <text:p>29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K8]" office:value-type="date" office:date-value="2010-04-05" table:number-columns-spanned="7" table:number-rows-spanned="1">
            <text:p>05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R8]" office:value-type="date" office:date-value="2010-04-12" table:number-columns-spanned="7" table:number-rows-spanned="1">
            <text:p>12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Y8]" office:value-type="date" office:date-value="2010-04-19" table:number-columns-spanned="7" table:number-rows-spanned="1">
            <text:p>19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F8]" office:value-type="date" office:date-value="2010-04-26" table:number-columns-spanned="7" table:number-rows-spanned="1">
            <text:p>26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M8]" office:value-type="date" office:date-value="2010-05-03" table:number-columns-spanned="7" table:number-rows-spanned="1">
            <text:p>03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T8]" office:value-type="date" office:date-value="2010-05-10" table:number-columns-spanned="7" table:number-rows-spanned="1">
            <text:p>10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number-columns-repeated="97"/>
          <table:table-cell table:style-name="Default" table:number-columns-repeated="22"/>
          <table:table-cell table:style-name="ce58" table:number-columns-repeated="7"/>
        </table:table-row>
        <table:table-row table:style-name="ro2">
          <table:table-cell table:style-name="ce6"/>
          <table:table-cell table:style-name="ce12" table:number-columns-repeated="3"/>
          <table:table-cell table:style-name="ce28" table:number-columns-repeated="2"/>
          <table:table-cell table:style-name="ce12"/>
          <table:table-cell table:style-name="ce28"/>
          <table:table-cell table:style-name="ce12" table:number-columns-repeated="122"/>
          <table:table-cell table:number-columns-repeated="97"/>
          <table:table-cell table:style-name="Default" table:number-columns-repeated="22"/>
          <table:table-cell table:style-name="ce12" table:number-columns-repeated="7"/>
        </table:table-row>
        <table:table-row table:style-name="ro2">
          <table:table-cell table:style-name="ce7" office:value-type="string">
            <text:p>1</text:p>
          </table:table-cell>
          <table:table-cell table:style-name="ce13" office:value-type="string">
            <text:p>OpenGL</text:p>
          </table:table-cell>
          <table:table-cell table:style-name="ce19" office:value-type="string">
            <text:p>Ryan</text:p>
          </table:table-cell>
          <table:table-cell table:style-name="ce23" office:value-type="date" office:date-value="2010-01-19">
            <text:p>1/19/10</text:p>
          </table:table-cell>
          <table:table-cell table:style-name="ce29" table:formula="of:=[.D11]+[.F11]" office:value-type="date" office:date-value="2010-03-13">
            <text:p>3/13/10</text:p>
          </table:table-cell>
          <table:table-cell table:style-name="ce33" table:formula="of:=MAX([.E12:.E15])-[.D11]" office:value-type="float" office:value="53">
            <text:p>53</text:p>
          </table:table-cell>
          <table:table-cell table:style-name="ce36" table:formula="of:=SUMPRODUCT([.F12:.F15];[.G12:.G15])/SUM([.F12:.F15])" office:value-type="percentage" office:value="0.319607843137255">
            <text:p>32%</text:p>
          </table:table-cell>
          <table:table-cell table:style-name="ce39" table:formula="of:=NETWORKDAYS([.D11];[.E11])" office:value-type="float" office:value="39">
            <text:p>39</text:p>
          </table:table-cell>
          <table:table-cell table:style-name="ce41" table:formula="of:=ROUNDDOWN([.G11]*[.F11];0)" office:value-type="float" office:value="16">
            <text:p>16</text:p>
          </table:table-cell>
          <table:table-cell table:style-name="ce39" table:formula="of:=[.F11]-[.I11]" office:value-type="float" office:value="37">
            <text:p>37</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1</text:p>
          </table:table-cell>
          <table:table-cell table:style-name="ce14" office:value-type="string">
            <text:p>Basic objects</text:p>
          </table:table-cell>
          <table:table-cell table:style-name="ce20"/>
          <table:table-cell table:style-name="ce24" office:value-type="date" office:date-value="2010-01-19">
            <text:p>1/19/10</text:p>
          </table:table-cell>
          <table:table-cell table:style-name="ce30" table:formula="of:=[.D12]+[.F12]" office:value-type="date" office:date-value="2010-01-23">
            <text:p>1/23/10</text:p>
          </table:table-cell>
          <table:table-cell table:style-name="ce34" office:value-type="float" office:value="4">
            <text:p>4</text:p>
          </table:table-cell>
          <table:table-cell table:style-name="ce37" office:value-type="percentage" office:value="1">
            <text:p>100%</text:p>
          </table:table-cell>
          <table:table-cell table:style-name="ce40" table:formula="of:=NETWORKDAYS([.D12];[.E12])" office:value-type="float" office:value="4">
            <text:p>4</text:p>
          </table:table-cell>
          <table:table-cell table:style-name="ce42" table:formula="of:=ROUNDDOWN([.G12]*[.F12];0)" office:value-type="float" office:value="4">
            <text:p>4</text:p>
          </table:table-cell>
          <table:table-cell table:style-name="ce40" table:formula="of:=[.F12]-[.I12]"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2</text:p>
          </table:table-cell>
          <table:table-cell table:style-name="ce14" office:value-type="string">
            <text:p>Moving objects</text:p>
          </table:table-cell>
          <table:table-cell table:style-name="ce20"/>
          <table:table-cell table:style-name="ce24" office:value-type="date" office:date-value="2010-01-23">
            <text:p>1/23/10</text:p>
          </table:table-cell>
          <table:table-cell table:style-name="ce30" table:formula="of:=[.D13]+[.F13]" office:value-type="date" office:date-value="2010-01-30">
            <text:p>1/30/10</text:p>
          </table:table-cell>
          <table:table-cell table:style-name="ce34" office:value-type="float" office:value="7">
            <text:p>7</text:p>
          </table:table-cell>
          <table:table-cell table:style-name="ce37" office:value-type="percentage" office:value="0.9">
            <text:p>90%</text:p>
          </table:table-cell>
          <table:table-cell table:style-name="ce40" table:formula="of:=NETWORKDAYS([.D13];[.E13])" office:value-type="float" office:value="5">
            <text:p>5</text:p>
          </table:table-cell>
          <table:table-cell table:style-name="ce42" table:formula="of:=ROUNDDOWN([.G13]*[.F13];0)" office:value-type="float" office:value="6">
            <text:p>6</text:p>
          </table:table-cell>
          <table:table-cell table:style-name="ce40" table:formula="of:=[.F13]-[.I13]" office:value-type="float" office:value="1">
            <text:p>1</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3</text:p>
          </table:table-cell>
          <table:table-cell table:style-name="ce14" office:value-type="string">
            <text:p>gravity/collisions</text:p>
          </table:table-cell>
          <table:table-cell table:style-name="ce20"/>
          <table:table-cell table:style-name="ce24" office:value-type="date" office:date-value="2010-01-31">
            <text:p>1/31/10</text:p>
          </table:table-cell>
          <table:table-cell table:style-name="ce30" table:formula="of:=[.D14]+[.F14]" office:value-type="date" office:date-value="2010-03-02">
            <text:p>3/02/10</text:p>
          </table:table-cell>
          <table:table-cell table:style-name="ce34" office:value-type="float" office:value="30">
            <text:p>30</text:p>
          </table:table-cell>
          <table:table-cell table:style-name="ce37" office:value-type="percentage" office:value="0.2">
            <text:p>20%</text:p>
          </table:table-cell>
          <table:table-cell table:style-name="ce40" table:formula="of:=NETWORKDAYS([.D14];[.E14])" office:value-type="float" office:value="22">
            <text:p>22</text:p>
          </table:table-cell>
          <table:table-cell table:style-name="ce42" table:formula="of:=ROUNDDOWN([.G14]*[.F14];0)" office:value-type="float" office:value="6">
            <text:p>6</text:p>
          </table:table-cell>
          <table:table-cell table:style-name="ce40" table:formula="of:=[.F14]-[.I14]" office:value-type="float" office:value="24">
            <text:p>24</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1.4</text:p>
          </table:table-cell>
          <table:table-cell table:style-name="ce14" office:value-type="string">
            <text:p>interchangeable texture framework</text:p>
          </table:table-cell>
          <table:table-cell table:style-name="ce20"/>
          <table:table-cell table:style-name="ce24" office:value-type="date" office:date-value="2010-03-03">
            <text:p>3/03/10</text:p>
          </table:table-cell>
          <table:table-cell table:style-name="ce30" table:formula="of:=[.D15]+[.F15]" office:value-type="date" office:date-value="2010-03-13">
            <text:p>3/13/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15];[.E15])" office:value-type="float" office:value="8">
            <text:p>8</text:p>
          </table:table-cell>
          <table:table-cell table:style-name="ce42" table:formula="of:=ROUNDDOWN([.G15]*[.F15];0)" office:value-type="float" office:value="0">
            <text:p>0</text:p>
          </table:table-cell>
          <table:table-cell table:style-name="ce40" table:formula="of:=[.F15]-[.I15]" office:value-type="float" office:value="10">
            <text:p>1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2</text:p>
          </table:table-cell>
          <table:table-cell table:style-name="ce13" office:value-type="string">
            <text:p>OpenAL</text:p>
          </table:table-cell>
          <table:table-cell table:style-name="ce19" office:value-type="string">
            <text:p>Jon</text:p>
          </table:table-cell>
          <table:table-cell table:style-name="ce23" office:value-type="date" office:date-value="2010-01-19">
            <text:p>1/19/10</text:p>
          </table:table-cell>
          <table:table-cell table:style-name="ce29" table:formula="of:=[.D16]+[.F16]" office:value-type="date" office:date-value="2010-03-13">
            <text:p>3/13/10</text:p>
          </table:table-cell>
          <table:table-cell table:style-name="ce33" table:formula="of:=MAX([.E17:.E20])-[.D16]" office:value-type="float" office:value="53">
            <text:p>53</text:p>
          </table:table-cell>
          <table:table-cell table:style-name="ce36" table:formula="of:=SUMPRODUCT([.F17:.F20];[.G17:.G20])/SUM([.F17:.F20])" office:value-type="percentage" office:value="0.349056603773585">
            <text:p>35%</text:p>
          </table:table-cell>
          <table:table-cell table:style-name="ce39" table:formula="of:=NETWORKDAYS([.D16];[.E16])" office:value-type="float" office:value="39">
            <text:p>39</text:p>
          </table:table-cell>
          <table:table-cell table:style-name="ce41" table:formula="of:=ROUNDDOWN([.G16]*[.F16];0)" office:value-type="float" office:value="18">
            <text:p>18</text:p>
          </table:table-cell>
          <table:table-cell table:style-name="ce39" table:formula="of:=[.F16]-[.I16]" office:value-type="float" office:value="35">
            <text:p>35</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1</text:p>
          </table:table-cell>
          <table:table-cell table:style-name="ce14" office:value-type="string">
            <text:p>Basic soundtrack</text:p>
          </table:table-cell>
          <table:table-cell table:style-name="ce20"/>
          <table:table-cell table:style-name="ce24" office:value-type="date" office:date-value="2010-01-19">
            <text:p>1/19/10</text:p>
          </table:table-cell>
          <table:table-cell table:style-name="ce30" table:formula="of:=[.D17]+[.F17]" office:value-type="date" office:date-value="2010-01-30">
            <text:p>1/30/10</text:p>
          </table:table-cell>
          <table:table-cell table:style-name="ce34" office:value-type="float" office:value="11">
            <text:p>11</text:p>
          </table:table-cell>
          <table:table-cell table:style-name="ce37" office:value-type="percentage" office:value="1">
            <text:p>100%</text:p>
          </table:table-cell>
          <table:table-cell table:style-name="ce40" table:formula="of:=NETWORKDAYS([.D17];[.E17])" office:value-type="float" office:value="9">
            <text:p>9</text:p>
          </table:table-cell>
          <table:table-cell table:style-name="ce42" table:formula="of:=ROUNDDOWN([.G17]*[.F17];0)" office:value-type="float" office:value="11">
            <text:p>11</text:p>
          </table:table-cell>
          <table:table-cell table:style-name="ce40" table:formula="of:=[.F17]-[.I17]"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2</text:p>
          </table:table-cell>
          <table:table-cell table:style-name="ce14" office:value-type="string">
            <text:p>basic sounds</text:p>
          </table:table-cell>
          <table:table-cell table:style-name="ce20"/>
          <table:table-cell table:style-name="ce24" office:value-type="date" office:date-value="2010-01-30">
            <text:p>1/30/10</text:p>
          </table:table-cell>
          <table:table-cell table:style-name="ce30" table:formula="of:=[.D18]+[.F18]" office:value-type="date" office:date-value="2010-02-14">
            <text:p>2/14/10</text:p>
          </table:table-cell>
          <table:table-cell table:style-name="ce34" office:value-type="float" office:value="15">
            <text:p>15</text:p>
          </table:table-cell>
          <table:table-cell table:style-name="ce37" office:value-type="percentage" office:value="0.5">
            <text:p>50%</text:p>
          </table:table-cell>
          <table:table-cell table:style-name="ce40" table:formula="of:=NETWORKDAYS([.D18];[.E18])" office:value-type="float" office:value="10">
            <text:p>10</text:p>
          </table:table-cell>
          <table:table-cell table:style-name="ce42" table:formula="of:=ROUNDDOWN([.G18]*[.F18];0)" office:value-type="float" office:value="7">
            <text:p>7</text:p>
          </table:table-cell>
          <table:table-cell table:style-name="ce40" table:formula="of:=[.F18]-[.I18]" office:value-type="float" office:value="8">
            <text:p>8</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2.3</text:p>
          </table:table-cell>
          <table:table-cell table:style-name="ce14" office:value-type="string">
            <text:p>multiple sounds at once</text:p>
          </table:table-cell>
          <table:table-cell table:style-name="ce20"/>
          <table:table-cell table:style-name="ce24" office:value-type="date" office:date-value="2010-02-14">
            <text:p>2/14/10</text:p>
          </table:table-cell>
          <table:table-cell table:style-name="ce30" table:formula="of:=[.D19]+[.F19]" office:value-type="date" office:date-value="2010-02-23">
            <text:p>2/23/10</text:p>
          </table:table-cell>
          <table:table-cell table:style-name="ce34" office:value-type="float" office:value="9">
            <text:p>9</text:p>
          </table:table-cell>
          <table:table-cell table:style-name="ce37" office:value-type="percentage" office:value="0">
            <text:p>0%</text:p>
          </table:table-cell>
          <table:table-cell table:style-name="ce40" table:formula="of:=NETWORKDAYS([.D19];[.E19])" office:value-type="float" office:value="7">
            <text:p>7</text:p>
          </table:table-cell>
          <table:table-cell table:style-name="ce42" table:formula="of:=ROUNDDOWN([.G19]*[.F19];0)" office:value-type="float" office:value="0">
            <text:p>0</text:p>
          </table:table-cell>
          <table:table-cell table:style-name="ce40" table:formula="of:=[.F19]-[.I19]" office:value-type="float" office:value="9">
            <text:p>9</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2.4</text:p>
          </table:table-cell>
          <table:table-cell table:style-name="ce14" office:value-type="string">
            <text:p>Stero sound (if time permits)</text:p>
          </table:table-cell>
          <table:table-cell table:style-name="ce20"/>
          <table:table-cell table:style-name="ce24" office:value-type="date" office:date-value="2010-02-23">
            <text:p>2/23/10</text:p>
          </table:table-cell>
          <table:table-cell table:style-name="ce30" table:formula="of:=[.D20]+[.F20]" office:value-type="date" office:date-value="2010-03-13">
            <text:p>3/13/10</text:p>
          </table:table-cell>
          <table:table-cell table:style-name="ce34" office:value-type="float" office:value="18">
            <text:p>18</text:p>
          </table:table-cell>
          <table:table-cell table:style-name="ce37" office:value-type="percentage" office:value="0">
            <text:p>0%</text:p>
          </table:table-cell>
          <table:table-cell table:style-name="ce40" table:formula="of:=NETWORKDAYS([.D20];[.E20])" office:value-type="float" office:value="14">
            <text:p>14</text:p>
          </table:table-cell>
          <table:table-cell table:style-name="ce42" table:formula="of:=ROUNDDOWN([.G20]*[.F20];0)" office:value-type="float" office:value="0">
            <text:p>0</text:p>
          </table:table-cell>
          <table:table-cell table:style-name="ce40" table:formula="of:=[.F20]-[.I20]" office:value-type="float" office:value="18">
            <text:p>18</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Game/AI Logic</text:p>
          </table:table-cell>
          <table:table-cell table:style-name="ce19" office:value-type="string">
            <text:p>Tony</text:p>
          </table:table-cell>
          <table:table-cell table:style-name="ce23" office:value-type="date" office:date-value="2010-01-19">
            <text:p>1/19/10</text:p>
          </table:table-cell>
          <table:table-cell table:style-name="ce29" table:formula="of:=[.D21]+[.F21]" office:value-type="date" office:date-value="2010-03-13">
            <text:p>3/13/10</text:p>
          </table:table-cell>
          <table:table-cell table:style-name="ce33" table:formula="of:=MAX([.E22:.E25])-[.D21]" office:value-type="float" office:value="53">
            <text:p>53</text:p>
          </table:table-cell>
          <table:table-cell table:style-name="ce36" table:formula="of:=SUMPRODUCT([.F22:.F25];[.G22:.G25])/SUM([.F22:.F25])" office:value-type="percentage" office:value="0.114285714285714">
            <text:p>11%</text:p>
          </table:table-cell>
          <table:table-cell table:style-name="ce39" table:formula="of:=NETWORKDAYS([.D21];[.E21])" office:value-type="float" office:value="39">
            <text:p>39</text:p>
          </table:table-cell>
          <table:table-cell table:style-name="ce41" table:formula="of:=ROUNDDOWN([.G21]*[.F21];0)" office:value-type="float" office:value="6">
            <text:p>6</text:p>
          </table:table-cell>
          <table:table-cell table:style-name="ce39" table:formula="of:=[.F21]-[.I21]" office:value-type="float" office:value="47">
            <text:p>47</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1</text:p>
          </table:table-cell>
          <table:table-cell table:style-name="ce14" office:value-type="string">
            <text:p>Adding basic game logic to openGL</text:p>
          </table:table-cell>
          <table:table-cell table:style-name="ce20"/>
          <table:table-cell table:style-name="ce24" office:value-type="date" office:date-value="2010-01-30">
            <text:p>1/30/10</text:p>
          </table:table-cell>
          <table:table-cell table:style-name="ce30" table:formula="of:=[.D22]+[.F22]" office:value-type="date" office:date-value="2010-02-14">
            <text:p>2/14/10</text:p>
          </table:table-cell>
          <table:table-cell table:style-name="ce34" office:value-type="float" office:value="15">
            <text:p>15</text:p>
          </table:table-cell>
          <table:table-cell table:style-name="ce37" office:value-type="percentage" office:value="0.25">
            <text:p>25%</text:p>
          </table:table-cell>
          <table:table-cell table:style-name="ce40" table:formula="of:=NETWORKDAYS([.D22];[.E22])" office:value-type="float" office:value="10">
            <text:p>10</text:p>
          </table:table-cell>
          <table:table-cell table:style-name="ce42" table:formula="of:=ROUNDDOWN([.G22]*[.F22];0)" office:value-type="float" office:value="3">
            <text:p>3</text:p>
          </table:table-cell>
          <table:table-cell table:style-name="ce40" table:formula="of:=[.F22]-[.I22]" office:value-type="float" office:value="12">
            <text:p>12</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2</text:p>
          </table:table-cell>
          <table:table-cell table:style-name="ce14" office:value-type="string">
            <text:p>Simple AI (goombas)</text:p>
          </table:table-cell>
          <table:table-cell table:style-name="ce20"/>
          <table:table-cell table:style-name="ce24" office:value-type="date" office:date-value="2010-02-14">
            <text:p>2/14/10</text:p>
          </table:table-cell>
          <table:table-cell table:style-name="ce30" table:formula="of:=[.D23]+[.F23]" office:value-type="date" office:date-value="2010-02-21">
            <text:p>2/21/10</text:p>
          </table:table-cell>
          <table:table-cell table:style-name="ce34" office:value-type="float" office:value="7">
            <text:p>7</text:p>
          </table:table-cell>
          <table:table-cell table:style-name="ce37" office:value-type="percentage" office:value="0.15">
            <text:p>15%</text:p>
          </table:table-cell>
          <table:table-cell table:style-name="ce40" table:formula="of:=NETWORKDAYS([.D23];[.E23])" office:value-type="float" office:value="5">
            <text:p>5</text:p>
          </table:table-cell>
          <table:table-cell table:style-name="ce42" table:formula="of:=ROUNDDOWN([.G23]*[.F23];0)" office:value-type="float" office:value="1">
            <text:p>1</text:p>
          </table:table-cell>
          <table:table-cell table:style-name="ce40" table:formula="of:=[.F23]-[.I23]" office:value-type="float" office:value="6">
            <text:p>6</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3</text:p>
          </table:table-cell>
          <table:table-cell table:style-name="ce14" office:value-type="string">
            <text:p>Medium AI (Turtles)</text:p>
          </table:table-cell>
          <table:table-cell table:style-name="ce20"/>
          <table:table-cell table:style-name="ce24" office:value-type="date" office:date-value="2010-02-21">
            <text:p>2/21/10</text:p>
          </table:table-cell>
          <table:table-cell table:style-name="ce30" table:formula="of:=[.D24]+[.F24]" office:value-type="date" office:date-value="2010-03-03">
            <text:p>3/03/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24];[.E24])" office:value-type="float" office:value="8">
            <text:p>8</text:p>
          </table:table-cell>
          <table:table-cell table:style-name="ce42" table:formula="of:=ROUNDDOWN([.G24]*[.F24];0)" office:value-type="float" office:value="0">
            <text:p>0</text:p>
          </table:table-cell>
          <table:table-cell table:style-name="ce40" table:formula="of:=[.F24]-[.I24]" office:value-type="float" office:value="10">
            <text:p>1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4</text:p>
          </table:table-cell>
          <table:table-cell table:style-name="ce14" office:value-type="string">
            <text:p>Advanced AI (hammer bros and boss)</text:p>
          </table:table-cell>
          <table:table-cell table:style-name="ce20"/>
          <table:table-cell table:style-name="ce24" office:value-type="date" office:date-value="2010-03-03">
            <text:p>3/03/10</text:p>
          </table:table-cell>
          <table:table-cell table:style-name="ce30" table:formula="of:=[.D25]+[.F25]" office:value-type="date" office:date-value="2010-03-13">
            <text:p>3/13/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25];[.E25])" office:value-type="float" office:value="8">
            <text:p>8</text:p>
          </table:table-cell>
          <table:table-cell table:style-name="ce42" table:formula="of:=ROUNDDOWN([.G25]*[.F25];0)" office:value-type="float" office:value="0">
            <text:p>0</text:p>
          </table:table-cell>
          <table:table-cell table:style-name="ce40" table:formula="of:=[.F25]-[.I25]" office:value-type="float" office:value="10">
            <text:p>1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Textures</text:p>
          </table:table-cell>
          <table:table-cell table:style-name="ce19" office:value-type="string">
            <text:p>Mike</text:p>
          </table:table-cell>
          <table:table-cell table:style-name="ce23" office:value-type="date" office:date-value="2010-01-19">
            <text:p>1/19/10</text:p>
          </table:table-cell>
          <table:table-cell table:style-name="ce29" table:formula="of:=[.D26]+[.F26]" office:value-type="date" office:date-value="2010-03-13">
            <text:p>3/13/10</text:p>
          </table:table-cell>
          <table:table-cell table:style-name="ce33" table:formula="of:=MAX([.E27:.E30])-[.D26]" office:value-type="float" office:value="53">
            <text:p>53</text:p>
          </table:table-cell>
          <table:table-cell table:style-name="ce36" table:formula="of:=SUMPRODUCT([.F27:.F30];[.G27:.G30])/SUM([.F27:.F30])" office:value-type="percentage" office:value="0.228571428571429">
            <text:p>23%</text:p>
          </table:table-cell>
          <table:table-cell table:style-name="ce39" table:formula="of:=NETWORKDAYS([.D26];[.E26])" office:value-type="float" office:value="39">
            <text:p>39</text:p>
          </table:table-cell>
          <table:table-cell table:style-name="ce41" table:formula="of:=ROUNDDOWN([.G26]*[.F26];0)" office:value-type="float" office:value="12">
            <text:p>12</text:p>
          </table:table-cell>
          <table:table-cell table:style-name="ce39" table:formula="of:=[.F26]-[.I26]" office:value-type="float" office:value="41">
            <text:p>41</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1</text:p>
          </table:table-cell>
          <table:table-cell table:style-name="ce14" office:value-type="string">
            <text:p>Basic blocks</text:p>
          </table:table-cell>
          <table:table-cell table:style-name="ce20"/>
          <table:table-cell table:style-name="ce24" office:value-type="date" office:date-value="2010-01-19">
            <text:p>1/19/10</text:p>
          </table:table-cell>
          <table:table-cell table:style-name="ce30" table:formula="of:=[.D27]+[.F27]" office:value-type="date" office:date-value="2010-01-29">
            <text:p>1/29/10</text:p>
          </table:table-cell>
          <table:table-cell table:style-name="ce34" office:value-type="float" office:value="10">
            <text:p>10</text:p>
          </table:table-cell>
          <table:table-cell table:style-name="ce37" office:value-type="percentage" office:value="0.5">
            <text:p>50%</text:p>
          </table:table-cell>
          <table:table-cell table:style-name="ce40" table:formula="of:=NETWORKDAYS([.D27];[.E27])" office:value-type="float" office:value="9">
            <text:p>9</text:p>
          </table:table-cell>
          <table:table-cell table:style-name="ce42" table:formula="of:=ROUNDDOWN([.G27]*[.F27];0)" office:value-type="float" office:value="5">
            <text:p>5</text:p>
          </table:table-cell>
          <table:table-cell table:style-name="ce40" table:formula="of:=[.F27]-[.I27]" office:value-type="float" office:value="5">
            <text:p>5</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2</text:p>
          </table:table-cell>
          <table:table-cell table:style-name="ce14" office:value-type="string">
            <text:p>World textures</text:p>
          </table:table-cell>
          <table:table-cell table:style-name="ce20"/>
          <table:table-cell table:style-name="ce24" office:value-type="date" office:date-value="2010-01-29">
            <text:p>1/29/10</text:p>
          </table:table-cell>
          <table:table-cell table:style-name="ce30" table:formula="of:=[.D28]+[.F28]" office:value-type="date" office:date-value="2010-02-13">
            <text:p>2/13/10</text:p>
          </table:table-cell>
          <table:table-cell table:style-name="ce34" office:value-type="float" office:value="15">
            <text:p>15</text:p>
          </table:table-cell>
          <table:table-cell table:style-name="ce37" office:value-type="percentage" office:value="0.2">
            <text:p>20%</text:p>
          </table:table-cell>
          <table:table-cell table:style-name="ce40" table:formula="of:=NETWORKDAYS([.D28];[.E28])" office:value-type="float" office:value="11">
            <text:p>11</text:p>
          </table:table-cell>
          <table:table-cell table:style-name="ce42" table:formula="of:=ROUNDDOWN([.G28]*[.F28];0)" office:value-type="float" office:value="3">
            <text:p>3</text:p>
          </table:table-cell>
          <table:table-cell table:style-name="ce40" table:formula="of:=[.F28]-[.I28]" office:value-type="float" office:value="12">
            <text:p>12</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3</text:p>
          </table:table-cell>
          <table:table-cell table:style-name="ce14" office:value-type="string">
            <text:p>character textures</text:p>
          </table:table-cell>
          <table:table-cell table:style-name="ce20"/>
          <table:table-cell table:style-name="ce24" office:value-type="date" office:date-value="2010-01-29">
            <text:p>1/29/10</text:p>
          </table:table-cell>
          <table:table-cell table:style-name="ce30" table:formula="of:=[.D29]+[.F29]" office:value-type="date" office:date-value="2010-03-07">
            <text:p>3/07/10</text:p>
          </table:table-cell>
          <table:table-cell table:style-name="ce34" office:value-type="float" office:value="37">
            <text:p>37</text:p>
          </table:table-cell>
          <table:table-cell table:style-name="ce37" office:value-type="percentage" office:value="0.2">
            <text:p>20%</text:p>
          </table:table-cell>
          <table:table-cell table:style-name="ce40" table:formula="of:=NETWORKDAYS([.D29];[.E29])" office:value-type="float" office:value="26">
            <text:p>26</text:p>
          </table:table-cell>
          <table:table-cell table:style-name="ce42" table:formula="of:=ROUNDDOWN([.G29]*[.F29];0)" office:value-type="float" office:value="7">
            <text:p>7</text:p>
          </table:table-cell>
          <table:table-cell table:style-name="ce40" table:formula="of:=[.F29]-[.I29]" office:value-type="float" office:value="30">
            <text:p>3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4</text:p>
          </table:table-cell>
          <table:table-cell table:style-name="ce14" office:value-type="string">
            <text:p>interchangeable textures</text:p>
          </table:table-cell>
          <table:table-cell table:style-name="ce20"/>
          <table:table-cell table:style-name="ce24" office:value-type="date" office:date-value="2010-01-29">
            <text:p>1/29/10</text:p>
          </table:table-cell>
          <table:table-cell table:style-name="ce30" table:formula="of:=[.D30]+[.F30]" office:value-type="date" office:date-value="2010-03-13">
            <text:p>3/13/10</text:p>
          </table:table-cell>
          <table:table-cell table:style-name="ce34" office:value-type="float" office:value="43">
            <text:p>43</text:p>
          </table:table-cell>
          <table:table-cell table:style-name="ce37" office:value-type="percentage" office:value="0.2">
            <text:p>20%</text:p>
          </table:table-cell>
          <table:table-cell table:style-name="ce40" table:formula="of:=NETWORKDAYS([.D30];[.E30])" office:value-type="float" office:value="31">
            <text:p>31</text:p>
          </table:table-cell>
          <table:table-cell table:style-name="ce42" table:formula="of:=ROUNDDOWN([.G30]*[.F30];0)" office:value-type="float" office:value="8">
            <text:p>8</text:p>
          </table:table-cell>
          <table:table-cell table:style-name="ce40" table:formula="of:=[.F30]-[.I30]" office:value-type="float" office:value="35">
            <text:p>35</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4</text:p>
          </table:table-cell>
          <table:table-cell table:style-name="ce13" office:value-type="string">
            <text:p>Testing</text:p>
          </table:table-cell>
          <table:table-cell table:style-name="ce19" office:value-type="string">
            <text:p>Mike</text:p>
          </table:table-cell>
          <table:table-cell table:style-name="ce23" office:value-type="date" office:date-value="2010-03-14">
            <text:p>3/14/10</text:p>
          </table:table-cell>
          <table:table-cell table:style-name="ce29" table:formula="of:=[.D31]+[.F31]" office:value-type="date" office:date-value="2010-05-01">
            <text:p>5/01/10</text:p>
          </table:table-cell>
          <table:table-cell table:style-name="ce33" table:formula="of:=MAX([.E32:.E35])-[.D31]" office:value-type="float" office:value="48">
            <text:p>48</text:p>
          </table:table-cell>
          <table:table-cell table:style-name="ce36" table:formula="of:=SUMPRODUCT([.F32:.F35];[.G32:.G35])/SUM([.F32:.F35])" office:value-type="percentage" office:value="0">
            <text:p>0%</text:p>
          </table:table-cell>
          <table:table-cell table:style-name="ce39" table:formula="of:=NETWORKDAYS([.D31];[.E31])" office:value-type="float" office:value="35">
            <text:p>35</text:p>
          </table:table-cell>
          <table:table-cell table:style-name="ce41" table:formula="of:=ROUNDDOWN([.G31]*[.F31];0)" office:value-type="float" office:value="0">
            <text:p>0</text:p>
          </table:table-cell>
          <table:table-cell table:style-name="ce39" table:formula="of:=[.F31]-[.I31]" office:value-type="float" office:value="48">
            <text:p>48</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1</text:p>
          </table:table-cell>
          <table:table-cell table:style-name="ce14" office:value-type="string">
            <text:p>Testing phase 1</text:p>
          </table:table-cell>
          <table:table-cell table:style-name="ce20"/>
          <table:table-cell table:style-name="ce24" office:value-type="date" office:date-value="2010-03-14">
            <text:p>3/14/10</text:p>
          </table:table-cell>
          <table:table-cell table:style-name="ce30" table:formula="of:=[.D32]+[.F32]" office:value-type="date" office:date-value="2010-03-31">
            <text:p>3/31/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2];[.E32])" office:value-type="float" office:value="13">
            <text:p>13</text:p>
          </table:table-cell>
          <table:table-cell table:style-name="ce42" table:formula="of:=ROUNDDOWN([.G32]*[.F32];0)" office:value-type="float" office:value="0">
            <text:p>0</text:p>
          </table:table-cell>
          <table:table-cell table:style-name="ce40" table:formula="of:=[.F32]-[.I32]" office:value-type="float" office:value="17">
            <text:p>17</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2</text:p>
          </table:table-cell>
          <table:table-cell table:style-name="ce14" office:value-type="string">
            <text:p>Testing phase 2</text:p>
          </table:table-cell>
          <table:table-cell table:style-name="ce20"/>
          <table:table-cell table:style-name="ce24" office:value-type="date" office:date-value="2010-04-01">
            <text:p>4/01/10</text:p>
          </table:table-cell>
          <table:table-cell table:style-name="ce30" table:formula="of:=[.D33]+[.F33]"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3];[.E33])" office:value-type="float" office:value="7">
            <text:p>7</text:p>
          </table:table-cell>
          <table:table-cell table:style-name="ce42" table:formula="of:=ROUNDDOWN([.G33]*[.F33];0)" office:value-type="float" office:value="0">
            <text:p>0</text:p>
          </table:table-cell>
          <table:table-cell table:style-name="ce40" table:formula="of:=[.F33]-[.I33]"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3</text:p>
          </table:table-cell>
          <table:table-cell table:style-name="ce14" office:value-type="string">
            <text:p>Testing phase 3</text:p>
          </table:table-cell>
          <table:table-cell table:style-name="ce20"/>
          <table:table-cell table:style-name="ce24" office:value-type="date" office:date-value="2010-04-11">
            <text:p>4/11/10</text:p>
          </table:table-cell>
          <table:table-cell table:style-name="ce30" table:formula="of:=[.D34]+[.F34]"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4];[.E34])" office:value-type="float" office:value="8">
            <text:p>8</text:p>
          </table:table-cell>
          <table:table-cell table:style-name="ce42" table:formula="of:=ROUNDDOWN([.G34]*[.F34];0)" office:value-type="float" office:value="0">
            <text:p>0</text:p>
          </table:table-cell>
          <table:table-cell table:style-name="ce40" table:formula="of:=[.F34]-[.I34]"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4</text:p>
          </table:table-cell>
          <table:table-cell table:style-name="ce14" office:value-type="string">
            <text:p>Testing phase 4</text:p>
          </table:table-cell>
          <table:table-cell table:style-name="ce20"/>
          <table:table-cell table:style-name="ce24" office:value-type="date" office:date-value="2010-04-21">
            <text:p>4/21/10</text:p>
          </table:table-cell>
          <table:table-cell table:style-name="ce30" table:formula="of:=[.D35]+[.F35]"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5];[.E35])" office:value-type="float" office:value="8">
            <text:p>8</text:p>
          </table:table-cell>
          <table:table-cell table:style-name="ce42" table:formula="of:=ROUNDDOWN([.G35]*[.F35];0)" office:value-type="float" office:value="0">
            <text:p>0</text:p>
          </table:table-cell>
          <table:table-cell table:style-name="ce40" table:formula="of:=[.F35]-[.I35]"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7" office:value-type="string">
            <text:p>5</text:p>
          </table:table-cell>
          <table:table-cell table:style-name="ce13" office:value-type="string">
            <text:p>Bug Fixes</text:p>
          </table:table-cell>
          <table:table-cell table:style-name="ce19" office:value-type="string">
            <text:p>Ryan</text:p>
          </table:table-cell>
          <table:table-cell table:style-name="ce23" office:value-type="date" office:date-value="2010-03-14">
            <text:p>3/14/10</text:p>
          </table:table-cell>
          <table:table-cell table:style-name="ce29" table:formula="of:=[.D36]+[.F36]" office:value-type="date" office:date-value="2010-05-01">
            <text:p>5/01/10</text:p>
          </table:table-cell>
          <table:table-cell table:style-name="ce33" table:formula="of:=MAX([.E37:.E40])-[.D36]" office:value-type="float" office:value="48">
            <text:p>48</text:p>
          </table:table-cell>
          <table:table-cell table:style-name="ce36" table:formula="of:=SUMPRODUCT([.F37:.F40];[.G37:.G40])/SUM([.F37:.F40])" office:value-type="percentage" office:value="0">
            <text:p>0%</text:p>
          </table:table-cell>
          <table:table-cell table:style-name="ce39" table:formula="of:=NETWORKDAYS([.D36];[.E36])" office:value-type="float" office:value="35">
            <text:p>35</text:p>
          </table:table-cell>
          <table:table-cell table:style-name="ce41" table:formula="of:=ROUNDDOWN([.G36]*[.F36];0)" office:value-type="float" office:value="0">
            <text:p>0</text:p>
          </table:table-cell>
          <table:table-cell table:style-name="ce39" table:formula="of:=[.F36]-[.I36]" office:value-type="float" office:value="48">
            <text:p>48</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1</text:p>
          </table:table-cell>
          <table:table-cell table:style-name="ce14" office:value-type="string">
            <text:p>Bug fix phase 1</text:p>
          </table:table-cell>
          <table:table-cell table:style-name="ce20"/>
          <table:table-cell table:style-name="ce24" office:value-type="date" office:date-value="2010-03-14">
            <text:p>3/14/10</text:p>
          </table:table-cell>
          <table:table-cell table:style-name="ce30" table:formula="of:=[.D37]+[.F37]" office:value-type="date" office:date-value="2010-03-31">
            <text:p>3/31/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7];[.E37])" office:value-type="float" office:value="13">
            <text:p>13</text:p>
          </table:table-cell>
          <table:table-cell table:style-name="ce42" table:formula="of:=ROUNDDOWN([.G37]*[.F37];0)" office:value-type="float" office:value="0">
            <text:p>0</text:p>
          </table:table-cell>
          <table:table-cell table:style-name="ce40" table:formula="of:=[.F37]-[.I37]" office:value-type="float" office:value="17">
            <text:p>17</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2</text:p>
          </table:table-cell>
          <table:table-cell table:style-name="ce14" office:value-type="string">
            <text:p>Bug fix phase 2</text:p>
          </table:table-cell>
          <table:table-cell table:style-name="ce20"/>
          <table:table-cell table:style-name="ce24" office:value-type="date" office:date-value="2010-04-01">
            <text:p>4/01/10</text:p>
          </table:table-cell>
          <table:table-cell table:style-name="ce30" table:formula="of:=[.D38]+[.F38]"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8];[.E38])" office:value-type="float" office:value="7">
            <text:p>7</text:p>
          </table:table-cell>
          <table:table-cell table:style-name="ce42" table:formula="of:=ROUNDDOWN([.G38]*[.F38];0)" office:value-type="float" office:value="0">
            <text:p>0</text:p>
          </table:table-cell>
          <table:table-cell table:style-name="ce40" table:formula="of:=[.F38]-[.I38]"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3</text:p>
          </table:table-cell>
          <table:table-cell table:style-name="ce14" office:value-type="string">
            <text:p>Bug fix phase 3</text:p>
          </table:table-cell>
          <table:table-cell table:style-name="ce20"/>
          <table:table-cell table:style-name="ce24" office:value-type="date" office:date-value="2010-04-11">
            <text:p>4/11/10</text:p>
          </table:table-cell>
          <table:table-cell table:style-name="ce30" table:formula="of:=[.D39]+[.F39]"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9];[.E39])" office:value-type="float" office:value="8">
            <text:p>8</text:p>
          </table:table-cell>
          <table:table-cell table:style-name="ce42" table:formula="of:=ROUNDDOWN([.G39]*[.F39];0)" office:value-type="float" office:value="0">
            <text:p>0</text:p>
          </table:table-cell>
          <table:table-cell table:style-name="ce40" table:formula="of:=[.F39]-[.I39]"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4</text:p>
          </table:table-cell>
          <table:table-cell table:style-name="ce14" office:value-type="string">
            <text:p>Bug fix phase 4</text:p>
          </table:table-cell>
          <table:table-cell table:style-name="ce20"/>
          <table:table-cell table:style-name="ce24" office:value-type="date" office:date-value="2010-04-21">
            <text:p>4/21/10</text:p>
          </table:table-cell>
          <table:table-cell table:style-name="ce30" table:formula="of:=[.D40]+[.F40]"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40];[.E40])" office:value-type="float" office:value="8">
            <text:p>8</text:p>
          </table:table-cell>
          <table:table-cell table:style-name="ce42" table:formula="of:=ROUNDDOWN([.G40]*[.F40];0)" office:value-type="float" office:value="0">
            <text:p>0</text:p>
          </table:table-cell>
          <table:table-cell table:style-name="ce40" table:formula="of:=[.F40]-[.I40]"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number-rows-repeated="4">
          <table:table-cell table:number-columns-repeated="256"/>
        </table:table-row>
        <table:table-row table:style-name="ro2">
          <table:table-cell>
            <draw:custom-shape table:end-cell-address="GanttChart.FU76" table:end-x="0.0016in" table:end-y="0.1563in" draw:z-index="2" draw:style-name="gr3" draw:text-style-name="P3" svg:width="11.5929in" svg:height="5.5378in" svg:x="0.0898in" svg:y="0.1307in">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number-columns-repeated="255"/>
        </table:table-row>
        <table:table-row table:style-name="ro2" table:number-rows-repeated="65490">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36"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144P0" style:volatile="true">
      <number:month/>
      <number:text>/</number:text>
      <number:day/>
    </number:date-style>
    <number:text-style style:name="N144">
      <number:text-content/>
      <style:map style:condition="value()&gt;=0" style:apply-style-name="N144P0"/>
    </number:text-style>
    <number:date-style style:name="N145">
      <number:month/>
      <number:text>/</number:text>
      <number:day number:style="long"/>
      <number:text>/</number:text>
      <number:year/>
    </number:date-style>
    <number:date-style style:name="N146">
      <number:month number:textual="true"/>
      <number:text>, </number:text>
      <number:year number:style="long"/>
    </number:date-style>
    <number:date-style style:name="N147">
      <number:month number:style="long" number:textual="true"/>
      <number:text>, </number:text>
      <number:year number:style="long"/>
    </number:date-style>
    <number:date-style style:name="N148">
      <number:month number:textual="true"/>
    </number:date-style>
    <number:date-style style:name="N149">
      <number:month number:textual="true"/>
      <number:text>, </number:text>
      <number:year/>
    </number:date-style>
    <number:number-style style:name="N150">
      <number:number number:decimal-places="7" number:min-integer-digits="1"/>
    </number:number-style>
    <number:number-style style:name="N151">
      <number:number number:decimal-places="6" number:min-integer-digits="1"/>
    </number:number-style>
    <number:number-style style:name="N152">
      <number:number number:decimal-places="5" number:min-integer-digits="1"/>
    </number:number-style>
    <number:number-style style:name="N153">
      <number:number number:decimal-places="4" number:min-integer-digits="1"/>
    </number:number-style>
    <number:number-style style:name="N154">
      <number:number number:decimal-places="3" number:min-integer-digits="1"/>
    </number:number-style>
    <number:date-style style:name="N155">
      <number:year number:style="long"/>
    </number:date-style>
    <number:time-style style:name="N156">
      <number:hours/>
      <number:text>:</number:text>
      <number:minutes number:style="long"/>
      <number:text>:</number:text>
      <number:seconds number:style="long"/>
      <number:text> </number:text>
      <number:am-pm/>
    </number:time-style>
    <number:number-style style:name="N157">
      <number:number number:decimal-places="1" number:min-integer-digits="1"/>
    </number:number-style>
    <number:date-style style:name="N158">
      <number:month number:textual="true"/>
      <number:text>-</number:text>
      <number:year number:style="long"/>
    </number:date-style>
    <number:date-style style:name="N159">
      <number:month/>
      <number:text> / </number:text>
      <number:day/>
      <number:text> / </number:text>
      <number:year/>
    </number:date-style>
    <number:date-style style:name="N160">
      <number:text>(</number:text>
      <number:day-of-week/>
      <number:text>)</number:text>
    </number:date-style>
    <number:date-style style:name="N161">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9839in" fo:margin-left="0.5in" fo:margin-right="0.5in" style:first-page-number="continue" style:scale-to-X="1" style:scale-to-Y="1"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05">02/05/2010</text:date>, <text:time>13:47:53</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Gantt Chart Template</dc:title>
    <dc:description>This &lt;a href="http://www.vertex42.com/ExcelTemplates/excel-gantt-chart.html"&gt;Gantt Chart&lt;/a&gt; can be used to create timelines or schedules for managing projects. The chart uses conditional formatting to display the current day and the completion status of each task... &lt;a href="http://www.vertex42.com/ExcelTemplates/excel-gantt-chart.html"&gt;more info&lt;/a&gt;</dc:description>
    <dc:subject>Gantt Chart created by &lt;a href="http://www.vertex42.com/"&gt;Vertex42.com&lt;/a&gt;</dc:subject>
    <meta:creation-date>2010-01-25T14:01:50.59</meta:creation-date>
    <meta:keyword>business</meta:keyword>
    <meta:keyword>project management</meta:keyword>
    <meta:keyword>project</meta:keyword>
    <meta:keyword>schedule</meta:keyword>
    <meta:keyword>timeline</meta:keyword>
    <meta:keyword>spreadsheet</meta:keyword>
    <meta:keyword>template</meta:keyword>
    <meta:editing-cycles>9</meta:editing-cycles>
    <meta:editing-duration>PT00H44M17S</meta:editing-duration>
    <dc:date>2010-02-05T13:47:52.62</dc:date>
    <meta:document-statistic meta:table-count="1" meta:cell-count="559"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